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1" svg:font-family="Bahnschrift" style:font-adornments="Standard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646cm"/>
    </style:style>
    <style:style style:name="Tabelle1.B" style:family="table-column">
      <style:table-column-properties style:column-width="3.605cm"/>
    </style:style>
    <style:style style:name="Tabelle1.C" style:family="table-column">
      <style:table-column-properties style:column-width="10.761cm"/>
    </style:style>
    <style:style style:name="Tabelle1.A1" style:family="table-cell">
      <style:table-cell-properties style:vertical-align="middle" fo:padding="0.049cm" fo:border="none"/>
    </style:style>
    <style:style style:name="Tabelle3" style:family="table">
      <style:table-properties style:width="17cm" table:align="left"/>
    </style:style>
    <style:style style:name="Tabelle3.A" style:family="table-column">
      <style:table-column-properties style:column-width="3.642cm"/>
    </style:style>
    <style:style style:name="Tabelle3.B" style:family="table-column">
      <style:table-column-properties style:column-width="3.969cm"/>
    </style:style>
    <style:style style:name="Tabelle3.C" style:family="table-column">
      <style:table-column-properties style:column-width="9.389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17cm" table:align="left"/>
    </style:style>
    <style:style style:name="Tabelle4.A" style:family="table-column">
      <style:table-column-properties style:column-width="4.687cm"/>
    </style:style>
    <style:style style:name="Tabelle4.B" style:family="table-column">
      <style:table-column-properties style:column-width="12.314cm"/>
    </style:style>
    <style:style style:name="Tabelle4.A1" style:family="table-cell">
      <style:table-cell-properties style:vertical-align="middle" fo:padding="0.049cm" fo:border="none"/>
    </style:style>
    <style:style style:name="Tabelle5" style:family="table">
      <style:table-properties style:width="17cm" table:align="left"/>
    </style:style>
    <style:style style:name="Tabelle5.A" style:family="table-column">
      <style:table-column-properties style:column-width="3.39cm"/>
    </style:style>
    <style:style style:name="Tabelle5.B" style:family="table-column">
      <style:table-column-properties style:column-width="4.766cm"/>
    </style:style>
    <style:style style:name="Tabelle5.C" style:family="table-column">
      <style:table-column-properties style:column-width="8.844cm"/>
    </style:style>
    <style:style style:name="Tabelle5.A1" style:family="table-cell">
      <style:table-cell-properties style:vertical-align="middle" fo:padding="0.049cm" fo:border="none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4.366cm"/>
    </style:style>
    <style:style style:name="Tabelle7.B" style:family="table-column">
      <style:table-column-properties style:column-width="3.791cm"/>
    </style:style>
    <style:style style:name="Tabelle7.C" style:family="table-column">
      <style:table-column-properties style:column-width="8.856cm"/>
    </style:style>
    <style:style style:name="Tabelle7.A1" style:family="table-cell">
      <style:table-cell-properties style:vertical-align="middle" fo:padding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402cm" style:rel-column-width="9261*"/>
    </style:style>
    <style:style style:name="Tabelle2.B" style:family="table-column">
      <style:table-column-properties style:column-width="2.092cm" style:rel-column-width="8065*"/>
    </style:style>
    <style:style style:name="Tabelle2.C" style:family="table-column">
      <style:table-column-properties style:column-width="3.39cm" style:rel-column-width="13066*"/>
    </style:style>
    <style:style style:name="Tabelle2.D" style:family="table-column">
      <style:table-column-properties style:column-width="2.665cm" style:rel-column-width="10273*"/>
    </style:style>
    <style:style style:name="Tabelle2.E" style:family="table-column">
      <style:table-column-properties style:column-width="2.173cm" style:rel-column-width="8377*"/>
    </style:style>
    <style:style style:name="Tabelle2.F" style:family="table-column">
      <style:table-column-properties style:column-width="4.279cm" style:rel-column-width="16493*"/>
    </style:style>
    <style:style style:name="Tabelle2.1" style:family="table-row">
      <style:table-row-properties fo:background-color="#212426">
        <style:background-image/>
      </style:table-row-properties>
    </style:style>
    <style:style style:name="Tabelle2.A1" style:family="table-cell">
      <style:table-cell-properties style:vertical-align="middle" fo:background-color="#ffffff" fo:padding-left="0cm" fo:padding-right="0.4cm" fo:padding-top="0.049cm" fo:padding-bottom="0.049cm" fo:border-left="none" fo:border-right="none" fo:border-top="0.75pt solid #51565d" fo:border-bottom="0.75pt solid #51565d">
        <style:background-image/>
      </style:table-cell-properties>
    </style:style>
    <style:style style:name="Tabelle2.F1" style:family="table-cell">
      <style:table-cell-properties style:vertical-align="middle" fo:background-color="#ffffff" fo:padding-left="0cm" fo:padding-right="0.4cm" fo:padding-top="0.049cm" fo:padding-bottom="0.049cm" fo:border-left="none" fo:border-right="0.75pt solid #51565d" fo:border-top="0.75pt solid #51565d" fo:border-bottom="0.75pt solid #51565d">
        <style:background-image/>
      </style:table-cell-properties>
    </style:style>
    <style:style style:name="Tabelle2.2" style:family="table-row">
      <style:table-row-properties fo:background-color="#18191b">
        <style:background-image/>
      </style:table-row-properties>
    </style:style>
    <style:style style:name="Tabelle2.A2" style:family="table-cell">
      <style:table-cell-properties style:vertical-align="middle" fo:background-color="#ffffff" fo:padding-left="0cm" fo:padding-right="0.4cm" fo:padding-top="0.049cm" fo:padding-bottom="0.049cm" fo:border-left="none" fo:border-right="none" fo:border-top="none" fo:border-bottom="0.75pt solid #51565d">
        <style:background-image/>
      </style:table-cell-properties>
    </style:style>
    <style:style style:name="Tabelle2.F2" style:family="table-cell">
      <style:table-cell-properties style:vertical-align="middle" fo:background-color="#ffffff" fo:padding-left="0cm" fo:padding-right="0.4cm" fo:padding-top="0.049cm" fo:padding-bottom="0.049cm" fo:border-left="none" fo:border-right="0.75pt solid #51565d" fo:border-top="none" fo:border-bottom="0.75pt solid #51565d">
        <style:background-image/>
      </style:table-cell-properties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402cm" style:rel-column-width="9261*"/>
    </style:style>
    <style:style style:name="Tabelle6.B" style:family="table-column">
      <style:table-column-properties style:column-width="2.092cm" style:rel-column-width="8065*"/>
    </style:style>
    <style:style style:name="Tabelle6.C" style:family="table-column">
      <style:table-column-properties style:column-width="3.39cm" style:rel-column-width="13066*"/>
    </style:style>
    <style:style style:name="Tabelle6.D" style:family="table-column">
      <style:table-column-properties style:column-width="2.665cm" style:rel-column-width="10273*"/>
    </style:style>
    <style:style style:name="Tabelle6.E" style:family="table-column">
      <style:table-column-properties style:column-width="2.173cm" style:rel-column-width="8377*"/>
    </style:style>
    <style:style style:name="Tabelle6.F" style:family="table-column">
      <style:table-column-properties style:column-width="4.279cm" style:rel-column-width="16493*"/>
    </style:style>
    <style:style style:name="Tabelle6.1" style:family="table-row">
      <style:table-row-properties fo:background-color="#212426">
        <style:background-image/>
      </style:table-row-properties>
    </style:style>
    <style:style style:name="Tabelle6.A1" style:family="table-cell">
      <style:table-cell-properties style:vertical-align="middle" fo:background-color="#ffffff" fo:padding-left="0cm" fo:padding-right="0.4cm" fo:padding-top="0.049cm" fo:padding-bottom="0.049cm" fo:border-left="none" fo:border-right="none" fo:border-top="0.75pt solid #51565d" fo:border-bottom="0.75pt solid #51565d">
        <style:background-image/>
      </style:table-cell-properties>
    </style:style>
    <style:style style:name="Tabelle6.F1" style:family="table-cell">
      <style:table-cell-properties style:vertical-align="middle" fo:background-color="#ffffff" fo:padding-left="0cm" fo:padding-right="0.4cm" fo:padding-top="0.049cm" fo:padding-bottom="0.049cm" fo:border-left="none" fo:border-right="0.75pt solid #51565d" fo:border-top="0.75pt solid #51565d" fo:border-bottom="0.75pt solid #51565d">
        <style:background-image/>
      </style:table-cell-properties>
    </style:style>
    <style:style style:name="Tabelle6.2" style:family="table-row">
      <style:table-row-properties fo:background-color="#18191b">
        <style:background-image/>
      </style:table-row-properties>
    </style:style>
    <style:style style:name="Tabelle6.A2" style:family="table-cell">
      <style:table-cell-properties style:vertical-align="middle" fo:background-color="#ffffff" fo:padding-left="0cm" fo:padding-right="0.4cm" fo:padding-top="0.049cm" fo:padding-bottom="0.049cm" fo:border-left="none" fo:border-right="none" fo:border-top="none" fo:border-bottom="0.75pt solid #51565d">
        <style:background-image/>
      </style:table-cell-properties>
    </style:style>
    <style:style style:name="Tabelle6.F2" style:family="table-cell">
      <style:table-cell-properties style:vertical-align="middle" fo:background-color="#ffffff" fo:padding-left="0cm" fo:padding-right="0.4cm" fo:padding-top="0.049cm" fo:padding-bottom="0.049cm" fo:border-left="none" fo:border-right="0.75pt solid #51565d" fo:border-top="none" fo:border-bottom="0.75pt solid #51565d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Bahnschrift"/>
    </style:style>
    <style:style style:name="P2" style:family="paragraph" style:parent-style-name="Horizontal_20_Line">
      <style:text-properties style:font-name="Bahnschrift"/>
    </style:style>
    <style:style style:name="P3" style:family="paragraph" style:parent-style-name="Text_20_body">
      <style:text-properties style:font-name="Bahnschrift" fo:font-weight="normal" officeooo:rsid="0024c182" style:font-weight-asian="normal" style:font-weight-complex="normal"/>
    </style:style>
    <style:style style:name="P4" style:family="paragraph" style:parent-style-name="Text_20_body">
      <style:text-properties style:font-name="Bahnschrift" fo:font-weight="normal" officeooo:rsid="005f25dc" officeooo:paragraph-rsid="0078430f" style:font-weight-asian="normal" style:font-weight-complex="normal"/>
    </style:style>
    <style:style style:name="P5" style:family="paragraph" style:parent-style-name="Text_20_body">
      <style:text-properties style:font-name="Bahnschrift" fo:font-weight="normal" officeooo:rsid="0060104a" officeooo:paragraph-rsid="0078430f" style:font-weight-asian="normal" style:font-weight-complex="normal"/>
    </style:style>
    <style:style style:name="P6" style:family="paragraph" style:parent-style-name="Table_20_Contents">
      <style:text-properties style:font-name="Bahnschrift" fo:font-size="10pt" style:font-size-asian="10pt" style:font-size-complex="10pt"/>
    </style:style>
    <style:style style:name="P7" style:family="paragraph" style:parent-style-name="Table_20_Heading">
      <style:text-properties style:font-name="Bahnschrift"/>
    </style:style>
    <style:style style:name="P8" style:family="paragraph" style:parent-style-name="Text_20_body">
      <style:text-properties style:font-name="Bahnschrift"/>
    </style:style>
    <style:style style:name="P9" style:family="paragraph" style:parent-style-name="Text_20_body">
      <style:text-properties style:font-name="Bahnschrift" fo:font-size="11pt" fo:font-weight="normal" officeooo:rsid="0066ba25" officeooo:paragraph-rsid="0066ba25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font-name="Bahnschrift"/>
    </style:style>
    <style:style style:name="P11" style:family="paragraph" style:parent-style-name="Table_20_Contents">
      <style:text-properties style:font-name="Bahnschrift" fo:font-weight="bold"/>
    </style:style>
    <style:style style:name="P12" style:family="paragraph" style:parent-style-name="Table_20_Contents">
      <style:text-properties style:font-name="Bahnschrift" fo:font-weight="bold" officeooo:paragraph-rsid="006d137e"/>
    </style:style>
    <style:style style:name="P13" style:family="paragraph" style:parent-style-name="Table_20_Contents">
      <style:text-properties style:font-name="Bahnschrift" fo:font-size="10.5pt" style:font-size-asian="10.5pt" style:font-size-complex="10.5pt"/>
    </style:style>
    <style:style style:name="P14" style:family="paragraph" style:parent-style-name="Table_20_Contents">
      <style:paragraph-properties fo:text-align="end" style:justify-single-word="false"/>
      <style:text-properties style:font-name="Bahnschrift" fo:font-size="10.5pt" officeooo:paragraph-rsid="007c1bae" style:font-size-asian="10.5pt" style:font-size-complex="10.5pt"/>
    </style:style>
    <style:style style:name="P15" style:family="paragraph" style:parent-style-name="Table_20_Contents">
      <style:text-properties style:font-name="Bahnschrift" fo:font-size="10.5pt" officeooo:paragraph-rsid="007c1bae" style:font-size-asian="10.5pt" style:font-size-complex="10.5pt"/>
    </style:style>
    <style:style style:name="P16" style:family="paragraph" style:parent-style-name="Table_20_Contents">
      <style:paragraph-properties fo:text-align="end" style:justify-single-word="false"/>
      <style:text-properties style:font-name="Bahnschrift" fo:font-size="10.5pt" officeooo:rsid="00978663" officeooo:paragraph-rsid="007c1bae" style:font-size-asian="10.5pt" style:font-size-complex="10.5pt"/>
    </style:style>
    <style:style style:name="P17" style:family="paragraph" style:parent-style-name="Table_20_Heading">
      <style:paragraph-properties fo:text-align="end" style:justify-single-word="false"/>
      <style:text-properties style:font-name="Bahnschrift" fo:font-size="10.5pt" fo:font-weight="normal" officeooo:paragraph-rsid="007c1bae" style:font-size-asian="10.5pt" style:font-size-complex="10.5pt"/>
    </style:style>
    <style:style style:name="P18" style:family="paragraph" style:parent-style-name="Table_20_Heading">
      <style:paragraph-properties fo:text-align="start" style:justify-single-word="false"/>
      <style:text-properties style:font-name="Bahnschrift" fo:font-size="10.5pt" fo:font-weight="normal" officeooo:paragraph-rsid="007c1bae" style:font-size-asian="10.5pt" style:font-size-complex="10.5pt"/>
    </style:style>
    <style:style style:name="P19" style:family="paragraph" style:parent-style-name="Standard">
      <style:text-properties officeooo:paragraph-rsid="006d137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paragraph-rsid="0073d354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style:font-name="Bahnschrift" officeooo:paragraph-rsid="001fa0c2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 style:list-style-name="">
      <style:paragraph-properties fo:break-before="page"/>
      <style:text-properties officeooo:rsid="00789b5f" officeooo:paragraph-rsid="00789b5f"/>
    </style:style>
    <style:style style:name="P30" style:family="paragraph" style:parent-style-name="Heading_20_1">
      <style:paragraph-properties fo:break-before="page"/>
      <style:text-properties officeooo:paragraph-rsid="007c1bae"/>
    </style:style>
    <style:style style:name="P31" style:family="paragraph" style:parent-style-name="Heading_20_2">
      <style:text-properties style:font-name="Bahnschrift" officeooo:paragraph-rsid="0078430f"/>
    </style:style>
    <style:style style:name="P32" style:family="paragraph" style:parent-style-name="Heading_20_2" style:list-style-name="">
      <style:text-properties style:font-name="Bahnschrift" fo:font-weight="normal" officeooo:rsid="0024c182" style:font-weight-asian="normal" style:font-weight-complex="normal"/>
    </style:style>
    <style:style style:name="P33" style:family="paragraph" style:parent-style-name="Heading_20_2">
      <style:paragraph-properties fo:break-before="page"/>
      <style:text-properties style:font-name="Bahnschrift" fo:font-weight="normal" officeooo:rsid="0024c182" style:font-weight-asian="normal" style:font-weight-complex="normal"/>
    </style:style>
    <style:style style:name="P34" style:family="paragraph" style:parent-style-name="Heading_20_2">
      <style:paragraph-properties fo:break-before="page"/>
      <style:text-properties style:font-name="Bahnschrift"/>
    </style:style>
    <style:style style:name="P35" style:family="paragraph" style:parent-style-name="Heading_20_2" style:list-style-name="">
      <style:text-properties style:font-name="Bahnschrift" fo:font-size="11pt" fo:font-weight="normal" officeooo:rsid="0026d5e2" style:font-size-asian="11pt" style:font-weight-asian="normal" style:font-size-complex="11pt" style:font-weight-complex="normal"/>
    </style:style>
    <style:style style:name="P36" style:family="paragraph" style:parent-style-name="Heading_20_2" style:list-style-name="">
      <style:text-properties officeooo:paragraph-rsid="0073d354"/>
    </style:style>
    <style:style style:name="P37" style:family="paragraph" style:parent-style-name="Heading_20_2">
      <style:text-properties officeooo:paragraph-rsid="007c1bae"/>
    </style:style>
    <style:style style:name="P38" style:family="paragraph" style:parent-style-name="Heading_20_3">
      <style:text-properties style:font-name="Bahnschrift" officeooo:paragraph-rsid="0078430f"/>
    </style:style>
    <style:style style:name="P39" style:family="paragraph" style:parent-style-name="Heading_20_3">
      <style:text-properties style:font-name="Bahnschrift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Quotations" style:list-style-name="L9">
      <style:text-properties style:font-name="Bahnschrift"/>
    </style:style>
    <style:style style:name="P42" style:family="paragraph" style:parent-style-name="Text_20_body" style:list-style-name="L1">
      <style:text-properties style:font-name="Bahnschrift" fo:font-weight="normal" officeooo:rsid="004644f4" officeooo:paragraph-rsid="0078430f" style:font-weight-asian="normal" style:font-weight-complex="normal"/>
    </style:style>
    <style:style style:name="P43" style:family="paragraph" style:parent-style-name="Text_20_body" style:list-style-name="L1">
      <style:text-properties style:font-name="Bahnschrift" fo:font-weight="normal" officeooo:rsid="005f25dc" officeooo:paragraph-rsid="0078430f" style:font-weight-asian="normal" style:font-weight-complex="normal"/>
    </style:style>
    <style:style style:name="P44" style:family="paragraph" style:parent-style-name="Text_20_body" style:list-style-name="L1">
      <style:text-properties style:font-name="Bahnschrift" fo:font-weight="normal" officeooo:rsid="0066ba25" officeooo:paragraph-rsid="0078430f" style:font-weight-asian="normal" style:font-weight-complex="normal"/>
    </style:style>
    <style:style style:name="P45" style:family="paragraph" style:parent-style-name="Text_20_body" style:list-style-name="L2">
      <style:text-properties style:font-name="Bahnschrift"/>
    </style:style>
    <style:style style:name="P46" style:family="paragraph" style:parent-style-name="Text_20_body" style:list-style-name="L2">
      <style:text-properties style:font-name="Bahnschrift" officeooo:rsid="0060d6f6" officeooo:paragraph-rsid="0060d6f6"/>
    </style:style>
    <style:style style:name="P47" style:family="paragraph" style:parent-style-name="Text_20_body" style:list-style-name="L4">
      <style:text-properties style:font-name="Bahnschrift" officeooo:rsid="0060d6f6" officeooo:paragraph-rsid="0060d6f6"/>
    </style:style>
    <style:style style:name="P48" style:family="paragraph" style:parent-style-name="Text_20_body" style:list-style-name="L3">
      <style:text-properties style:font-name="Bahnschrift"/>
    </style:style>
    <style:style style:name="P49" style:family="paragraph" style:parent-style-name="Text_20_body" style:list-style-name="L3">
      <style:text-properties style:font-name="Bahnschrift" officeooo:rsid="006377fb" officeooo:paragraph-rsid="006377fb"/>
    </style:style>
    <style:style style:name="P50" style:family="paragraph" style:parent-style-name="Text_20_body" style:list-style-name="L5">
      <style:text-properties style:font-name="Bahnschrift" officeooo:rsid="006377fb" officeooo:paragraph-rsid="006ae13d"/>
    </style:style>
    <style:style style:name="P51" style:family="paragraph" style:parent-style-name="Text_20_body" style:list-style-name="L5">
      <style:text-properties style:font-name="Bahnschrift" officeooo:rsid="006377fb" officeooo:paragraph-rsid="006377fb"/>
    </style:style>
    <style:style style:name="P52" style:family="paragraph" style:parent-style-name="Text_20_body" style:list-style-name="L3">
      <style:text-properties style:font-name="Bahnschrift" officeooo:rsid="005f25dc" officeooo:paragraph-rsid="005f25dc"/>
    </style:style>
    <style:style style:name="P53" style:family="paragraph" style:parent-style-name="Text_20_body" style:list-style-name="L4">
      <style:text-properties style:font-name="Bahnschrift"/>
    </style:style>
    <style:style style:name="P54" style:family="paragraph" style:parent-style-name="Text_20_body" style:list-style-name="L5">
      <style:text-properties style:font-name="Bahnschrift"/>
    </style:style>
    <style:style style:name="P55" style:family="paragraph" style:parent-style-name="Text_20_body" style:list-style-name="L6">
      <style:text-properties style:font-name="Bahnschrift" officeooo:rsid="00647164" officeooo:paragraph-rsid="00647164"/>
    </style:style>
    <style:style style:name="P56" style:family="paragraph" style:parent-style-name="Text_20_body" style:list-style-name="L7">
      <style:text-properties style:font-name="Bahnschrift" officeooo:rsid="00647164" officeooo:paragraph-rsid="00647164"/>
    </style:style>
    <style:style style:name="P57" style:family="paragraph" style:parent-style-name="Text_20_body" style:list-style-name="L6">
      <style:text-properties style:font-name="Bahnschrift" officeooo:paragraph-rsid="00647164"/>
    </style:style>
    <style:style style:name="P58" style:family="paragraph" style:parent-style-name="Text_20_body" style:list-style-name="L6">
      <style:text-properties style:font-name="Bahnschrift"/>
    </style:style>
    <style:style style:name="P59" style:family="paragraph" style:parent-style-name="Text_20_body" style:list-style-name="L7">
      <style:text-properties style:font-name="Bahnschrift"/>
    </style:style>
    <style:style style:name="P60" style:family="paragraph" style:parent-style-name="Text_20_body" style:list-style-name="L8">
      <style:text-properties style:font-name="Bahnschrift"/>
    </style:style>
    <style:style style:name="P61" style:family="paragraph" style:parent-style-name="Text_20_body" style:list-style-name="L9">
      <style:text-properties style:font-name="Bahnschrift"/>
    </style:style>
    <style:style style:name="P62" style:family="paragraph" style:parent-style-name="Text_20_body" style:list-style-name="L11">
      <style:text-properties style:font-name="Bahnschrift"/>
    </style:style>
    <style:style style:name="P63" style:family="paragraph" style:parent-style-name="Text_20_body" style:list-style-name="">
      <style:text-properties style:font-name="Bahnschrift" fo:font-size="11pt" fo:font-weight="normal" officeooo:rsid="0026d5e2" style:font-size-asian="11pt" style:font-weight-asian="normal" style:font-size-complex="11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style:font-name="Bahnschrift" officeooo:rsid="0050a356" officeooo:paragraph-rsid="00700731"/>
    </style:style>
    <style:style style:name="P65" style:family="paragraph" style:parent-style-name="Text_20_body">
      <style:paragraph-properties fo:text-align="justify" style:justify-single-word="false"/>
      <style:text-properties style:font-name="Bahnschrift" officeooo:rsid="0050a356" officeooo:paragraph-rsid="0050a356"/>
    </style:style>
    <style:style style:name="P66" style:family="paragraph" style:parent-style-name="Text_20_body">
      <style:paragraph-properties fo:text-align="justify" style:justify-single-word="false"/>
      <style:text-properties style:font-name="Bahnschrift" officeooo:rsid="00700731" officeooo:paragraph-rsid="00700731"/>
    </style:style>
    <style:style style:name="P67" style:family="paragraph" style:parent-style-name="Text_20_body" style:list-style-name="L3"/>
    <style:style style:name="P68" style:family="paragraph" style:parent-style-name="Text_20_body" style:list-style-name="L4"/>
    <style:style style:name="P69" style:family="paragraph" style:parent-style-name="Text_20_body" style:list-style-name="L5"/>
    <style:style style:name="P70" style:family="paragraph" style:parent-style-name="Text_20_body" style:list-style-name="L6"/>
    <style:style style:name="P71" style:family="paragraph" style:parent-style-name="Text_20_body" style:list-style-name="L7"/>
    <style:style style:name="P72" style:family="paragraph" style:parent-style-name="Text_20_body" style:list-style-name="L8"/>
    <style:style style:name="P73" style:family="paragraph" style:parent-style-name="Text_20_body" style:list-style-name="L9"/>
    <style:style style:name="P74" style:family="paragraph" style:parent-style-name="Text_20_body" style:list-style-name="L10"/>
    <style:style style:name="P75" style:family="paragraph" style:parent-style-name="Text_20_body" style:list-style-name="L11"/>
    <style:style style:name="T1" style:family="text">
      <style:text-properties officeooo:rsid="002617e3"/>
    </style:style>
    <style:style style:name="T2" style:family="text">
      <style:text-properties officeooo:rsid="003a6ab7"/>
    </style:style>
    <style:style style:name="T3" style:family="text">
      <style:text-properties officeooo:rsid="003bbdf3"/>
    </style:style>
    <style:style style:name="T4" style:family="text">
      <style:text-properties officeooo:rsid="00202386"/>
    </style:style>
    <style:style style:name="T5" style:family="text">
      <style:text-properties officeooo:rsid="004644f4"/>
    </style:style>
    <style:style style:name="T6" style:family="text">
      <style:text-properties officeooo:rsid="0050a356"/>
    </style:style>
    <style:style style:name="T7" style:family="text">
      <style:text-properties officeooo:rsid="0051c530"/>
    </style:style>
    <style:style style:name="T8" style:family="text">
      <style:text-properties officeooo:rsid="005c9eaf"/>
    </style:style>
    <style:style style:name="T9" style:family="text">
      <style:text-properties style:font-name="Bahnschrift"/>
    </style:style>
    <style:style style:name="T10" style:family="text">
      <style:text-properties style:font-name="Bahnschrift" fo:font-size="10pt" style:font-size-asian="10pt" style:font-size-complex="10pt"/>
    </style:style>
    <style:style style:name="T11" style:family="text">
      <style:text-properties style:font-name="Bahnschrift" officeooo:rsid="00647164"/>
    </style:style>
    <style:style style:name="T12" style:family="text">
      <style:text-properties style:font-name="Bahnschrift" officeooo:rsid="0073d354"/>
    </style:style>
    <style:style style:name="T13" style:family="text">
      <style:text-properties officeooo:rsid="005f25dc"/>
    </style:style>
    <style:style style:name="T14" style:family="text">
      <style:text-properties officeooo:rsid="0060d6f6"/>
    </style:style>
    <style:style style:name="T15" style:family="text">
      <style:text-properties officeooo:rsid="00618dbe"/>
    </style:style>
    <style:style style:name="T16" style:family="text">
      <style:text-properties officeooo:rsid="00647164"/>
    </style:style>
    <style:style style:name="T17" style:family="text">
      <style:text-properties officeooo:rsid="00655583"/>
    </style:style>
    <style:style style:name="T18" style:family="text">
      <style:text-properties officeooo:rsid="0067af91"/>
    </style:style>
    <style:style style:name="T19" style:family="text">
      <style:text-properties officeooo:rsid="006ae13d"/>
    </style:style>
    <style:style style:name="T20" style:family="text">
      <style:text-properties fo:font-weight="bold"/>
    </style:style>
    <style:style style:name="T21" style:family="text">
      <style:text-properties officeooo:rsid="00700731"/>
    </style:style>
    <style:style style:name="T22" style:family="text">
      <style:text-properties officeooo:rsid="0071f11f"/>
    </style:style>
    <style:style style:name="T23" style:family="text">
      <style:text-properties officeooo:rsid="00723126"/>
    </style:style>
    <style:style style:name="T24" style:family="text">
      <style:text-properties officeooo:rsid="0073d354"/>
    </style:style>
    <style:style style:name="T25" style:family="text">
      <style:text-properties officeooo:rsid="0077b1b5"/>
    </style:style>
    <style:style style:name="T26" style:family="text">
      <style:text-properties officeooo:rsid="00789b5f"/>
    </style:style>
    <style:style style:name="T27" style:family="text">
      <style:text-properties officeooo:rsid="007c1bae"/>
    </style:style>
    <style:style style:name="T28" style:family="text">
      <style:text-properties officeooo:rsid="009a2db0"/>
    </style:style>
    <style:style style:name="T29" style:family="text">
      <style:text-properties officeooo:rsid="009b109d"/>
    </style:style>
    <style:style style:name="T30" style:family="text">
      <style:text-properties officeooo:rsid="007ea1d6"/>
    </style:style>
    <style:style style:name="T31" style:family="text">
      <style:text-properties officeooo:rsid="007f509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bookmark-start text:name="__RefHeading___Toc3585_3924015"/><text:span text:style-name="T8">Gross-WEL</text:span> – Nand 0.<text:span text:style-name="T2">1</text:span><text:bookmark-end text:name="__RefHeading___Toc3585_3924015"/></text:h>
      <text:p text:style-name="P64"><text:span text:style-name="T2">I</text:span>n einem Satz: <text:span text:style-name="T21">Die Kadetten werden auf eine harte Probe gestellt: Gehorsam oder Gewissen. Eine aus ihrer Truppe ist an Pratzenlähmung (Polio) erkrankt. Sie kommt nach, in Eiserner Lunge, um sie aufzubauen. Aber: Im Lager wird gleichzeitig Rassenreinheit und Volksgesundheit gelehrt. Dies lässt keinen Platz für Behinderte.</text:span></text:p>
      <text:p text:style-name="P66">Verfallen di<text:span text:style-name="T22">e</text:span> Kadetten der Propaganda oder lassen sie Ihr Gewissen sprech<text:span text:style-name="T30">en</text:span>?</text:p>
      <text:p text:style-name="P65"><text:span text:style-name="T21">Zusammenfassung</text:span>: <text:span text:style-name="T21">Die Kadetten sind auf dem Gross-Lager bei Karlsstille. Viele Kadettengruppen kommen da zusammen. Vom Standort </text:span><text:span text:style-name="T31">Bromsal</text:span><text:span text:style-name="T21"> wurde unsere Truppe ausgewählt, sie bei dem Gross-WL zu vertreten. Die Kadetten sollen in der Folge weitere Kadetten in Bromsal ausbilden.</text:span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3585_3924015" text:style-name="Index_20_Link" text:visited-style-name="Index_20_Link">Gross-WEL – Nand 0.1<text:tab/>1</text:a></text:p>
          <text:p text:style-name="P21"><text:a xlink:type="simple" xlink:href="#__RefHeading___Toc3587_3924015" text:style-name="Index_20_Link" text:visited-style-name="Index_20_Link">Abenteuer<text:tab/>2</text:a></text:p>
          <text:p text:style-name="P22"><text:a xlink:type="simple" xlink:href="#__RefHeading___Toc3589_3924015" text:style-name="Index_20_Link" text:visited-style-name="Index_20_Link">1. You meet in a Stabscontainer, Stabskadettin Heinlein, Briefing<text:tab/>2</text:a></text:p>
          <text:p text:style-name="P21"><text:a xlink:type="simple" xlink:href="#__RefHeading___Toc3591_3924015" text:style-name="Index_20_Link" text:visited-style-name="Index_20_Link">🪖 Woche der Kadetten – 7-Tage-Plan<text:tab/>3</text:a></text:p>
          <text:p text:style-name="P22"><text:a xlink:type="simple" xlink:href="#__RefHeading___Toc3593_3924015" text:style-name="Index_20_Link" text:visited-style-name="Index_20_Link">Tag 1 – Ankunft &amp; Ordnung<text:tab/>3</text:a></text:p>
          <text:p text:style-name="P22"><text:a xlink:type="simple" xlink:href="#__RefHeading___Toc3595_3924015" text:style-name="Index_20_Link" text:visited-style-name="Index_20_Link">Tag 2 – Körper &amp; Geist<text:tab/>3</text:a></text:p>
          <text:p text:style-name="P22"><text:a xlink:type="simple" xlink:href="#__RefHeading___Toc3597_3924015" text:style-name="Index_20_Link" text:visited-style-name="Index_20_Link">Tag 3 – Technik &amp; Werkzeuge<text:tab/>3</text:a></text:p>
          <text:p text:style-name="P22"><text:a xlink:type="simple" xlink:href="#__RefHeading___Toc3599_3924015" text:style-name="Index_20_Link" text:visited-style-name="Index_20_Link">Tag 4 – Geschichte &amp; Helden<text:tab/>4</text:a></text:p>
          <text:p text:style-name="P22"><text:a xlink:type="simple" xlink:href="#__RefHeading___Toc3601_3924015" text:style-name="Index_20_Link" text:visited-style-name="Index_20_Link">Tag 5 – Mars &amp; Moral<text:tab/>4</text:a></text:p>
          <text:p text:style-name="P22"><text:a xlink:type="simple" xlink:href="#__RefHeading___Toc3603_3924015" text:style-name="Index_20_Link" text:visited-style-name="Index_20_Link">Tag 6 – Prüfung &amp; Propaganda<text:tab/>4</text:a></text:p>
          <text:p text:style-name="P21"><text:a xlink:type="simple" xlink:href="#__RefHeading___Toc3605_3924015" text:style-name="Index_20_Link" text:visited-style-name="Index_20_Link">🪖 Planspiel: „Der Mars verteidigt sich.“<text:tab/>5</text:a></text:p>
          <text:p text:style-name="P22"><text:a xlink:type="simple" xlink:href="#__RefHeading___Toc3607_3924015" text:style-name="Index_20_Link" text:visited-style-name="Index_20_Link">🎯 Ziel (offiziell)<text:tab/>5</text:a></text:p>
          <text:p text:style-name="P22"><text:a xlink:type="simple" xlink:href="#__RefHeading___Toc3609_3924015" text:style-name="Index_20_Link" text:visited-style-name="Index_20_Link">💬 Ziel (inoffiziell)<text:tab/>5</text:a></text:p>
          <text:p text:style-name="P21"><text:a xlink:type="simple" xlink:href="#__RefHeading___Toc3611_3924015" text:style-name="Index_20_Link" text:visited-style-name="Index_20_Link">🗺️ Aufbau<text:tab/>5</text:a></text:p>
          <text:p text:style-name="P21"><text:a xlink:type="simple" xlink:href="#__RefHeading___Toc3613_3924015" text:style-name="Index_20_Link" text:visited-style-name="Index_20_Link">⏱️ Ablauf<text:tab/>5</text:a></text:p>
          <text:p text:style-name="P21"><text:a xlink:type="simple" xlink:href="#__RefHeading___Toc3615_3924015" text:style-name="Index_20_Link" text:visited-style-name="Index_20_Link">🧩 Varianten<text:tab/>6</text:a></text:p>
          <text:p text:style-name="P22"><text:a xlink:type="simple" xlink:href="#__RefHeading___Toc3617_3924015" text:style-name="Index_20_Link" text:visited-style-name="Index_20_Link">Tag 7 – Abschluss &amp; Abschied<text:tab/>7</text:a></text:p>
          <text:p text:style-name="P21"><text:a xlink:type="simple" xlink:href="#__RefHeading___Toc3619_3924015" text:style-name="Index_20_Link" text:visited-style-name="Index_20_Link">Tagesablauf im WEL<text:tab/>8</text:a></text:p>
          <text:p text:style-name="P20"><text:a xlink:type="simple" xlink:href="#__RefHeading___Toc3621_3924015" text:style-name="Index_20_Link" text:visited-style-name="Index_20_Link">Informationen<text:tab/>9</text:a></text:p>
          <text:p text:style-name="P21"><text:a xlink:type="simple" xlink:href="#__RefHeading___Toc3623_3924015" text:style-name="Index_20_Link" text:visited-style-name="Index_20_Link">🧭 A. Ausbilder &amp; Lageraufsicht<text:tab/>9</text:a></text:p>
          <text:p text:style-name="P21"><text:a xlink:type="simple" xlink:href="#__RefHeading___Toc3625_3924015" text:style-name="Index_20_Link" text:visited-style-name="Index_20_Link">🏕️ B. Funktionszelte &amp; Orte im Lager<text:tab/>9</text:a></text:p>
          <text:p text:style-name="P21"><text:a xlink:type="simple" xlink:href="#__RefHeading___Toc3627_3924015" text:style-name="Index_20_Link" text:visited-style-name="Index_20_Link">🍲 C. Küchen- &amp; Versorgungspersonal<text:tab/>10</text:a></text:p>
          <text:p text:style-name="P21"><text:a xlink:type="simple" xlink:href="#__RefHeading___Toc3629_3924015" text:style-name="Index_20_Link" text:visited-style-name="Index_20_Link">🏕️ D. Kadettenzelte (10 Trupps)<text:tab/>10</text:a></text:p>
          <text:p text:style-name="P20"><text:a xlink:type="simple" xlink:href="#__RefHeading___Toc3746_3924015" text:style-name="Index_20_Link" text:visited-style-name="Index_20_Link">Karten<text:tab/>11</text:a></text:p>
          <text:p text:style-name="P21"><text:a xlink:type="simple" xlink:href="#__RefHeading___Toc3748_3924015" text:style-name="Index_20_Link" text:visited-style-name="Index_20_Link">Karte 1 – Das Zeltlager<text:tab/>11</text:a></text:p>
          <text:p text:style-name="P21"><text:a xlink:type="simple" xlink:href="#__RefHeading___Toc3750_3924015" text:style-name="Index_20_Link" text:visited-style-name="Index_20_Link">Karte 2 - Planspiel<text:tab/>11</text:a></text:p>
          <text:p text:style-name="P20"><text:a xlink:type="simple" xlink:href="#__RefHeading___Toc3631_3924015" text:style-name="Index_20_Link" text:visited-style-name="Index_20_Link">Handouts<text:tab/>12</text:a></text:p>
          <text:p text:style-name="P20"><text:a xlink:type="simple" xlink:href="#__RefHeading___Toc3631_3924015%20Kopie%201" text:style-name="Index_20_Link" text:visited-style-name="Index_20_Link">Handouts<text:tab/>13</text:a></text:p>
          <text:p text:style-name="P21"><text:a xlink:type="simple" xlink:href="#__RefHeading___Toc3633_3924015" text:style-name="Index_20_Link" text:visited-style-name="Index_20_Link">Handout 1 – Morsealphabet – nach Erscheinung<text:tab/>13</text:a></text:p>
          <text:p text:style-name="P21"><text:a xlink:type="simple" xlink:href="#__RefHeading___Toc3633_3924015%20Kopie%201" text:style-name="Index_20_Link" text:visited-style-name="Index_20_Link">Handout 2 – Morsealphabet – alphabetisch<text:tab/>13</text:a></text:p>
          <text:p text:style-name="P21"><text:a xlink:type="simple" xlink:href="#__RefHeading___Toc3635_3924015" text:style-name="Index_20_Link" text:visited-style-name="Index_20_Link">Handout 3: Stabs-Besprechung – Klopfnachricht<text:tab/>13</text:a></text:p>
        </text:index-body>
      </text:table-of-content>
      <text:h text:style-name="P31" text:outline-level="2"><text:bookmark-start text:name="__RefHeading___Toc3587_3924015"/><text:soft-page-break/>Abenteuer<text:bookmark-end text:name="__RefHeading___Toc3587_3924015"/></text:h>
      <text:h text:style-name="P38" text:outline-level="3"><text:bookmark-start text:name="__RefHeading___Toc3589_3924015"/><text:span text:style-name="T7">1. </text:span>You meet <text:span text:style-name="T3">in a Stabscontainer, <text:s/></text:span><text:span text:style-name="T1">Stabskadett</text:span><text:span text:style-name="T2">in</text:span><text:span text:style-name="T1"> </text:span><text:span text:style-name="T4">Heinlein, </text:span><text:span text:style-name="T5">Briefing</text:span><text:bookmark-end text:name="__RefHeading___Toc3589_3924015"/></text:h>
      <text:list text:style-name="L1">
        <text:list-item>
          <text:p text:style-name="P42">Angst vor feindlichen Luftangriffen</text:p>
        </text:list-item>
        <text:list-item>
          <text:p text:style-name="P42">Befehle aus dem HQ: Für das WEL, die MZ-Staff-Soldaten und die Plötzenbauern muss ein gemeinsamer Schutzbunker <text:span text:style-name="T6">bauen!</text:span></text:p>
        </text:list-item>
        <text:list-item>
          <text:p text:style-name="P43">Camilla kann nicht mitkommen, weil sie ja seit langem krank ist</text:p>
        </text:list-item>
        <text:list-item>
          <text:p text:style-name="P44">Nachricht gemorst über : „Wir haben eine Lösung gefunden. Ich komme!“</text:p>
        </text:list-item>
        <text:list-item>
          <text:p text:style-name="P43">Wir kämpfen für sie mit!</text:p>
        </text:list-item>
      </text:list>
      <text:p text:style-name="P4"/>
      <text:p text:style-name="P5">Info: Camilla kann von einem Spieler übernommen werden! <text:span text:style-name="T14">S. Camilla Werte und Inventar</text:span></text:p>
      <text:h text:style-name="P32" text:outline-level="2"/>
      <text:h text:style-name="P33" text:outline-level="2"><text:bookmark-start text:name="__RefHeading___Toc3591_3924015"/>🪖 <text:span text:style-name="Strong_20_Emphasis">Woche der Kadetten – 7-Tage-Plan</text:span><text:bookmark-end text:name="__RefHeading___Toc3591_3924015"/></text:h>
      <text:p text:style-name="P2"/>
      <text:h text:style-name="Heading_20_3" text:outline-level="3"><text:bookmark-start text:name="__RefHeading___Toc3593_3924015"/><text:span text:style-name="Strong_20_Emphasis"><text:span text:style-name="T9">Tag 1 – Ankunft &amp; Ordnung</text:span></text:span><text:bookmark-end text:name="__RefHeading___Toc3593_3924015"/></text:h>
      <text:list text:style-name="L2">
        <text:list-item>
          <text:p text:style-name="P45">Anreise, Einteilung in Gruppen („Trupps“).</text:p>
        </text:list-item>
        <text:list-item>
          <text:p text:style-name="P45">Einführung in Lagerregeln, Mars-Ehrenkodex.</text:p>
        </text:list-item>
        <text:list-item>
          <text:p text:style-name="P45">Zuweisung der Schlafplätze, Ausgabe der Uniformen.</text:p>
        </text:list-item>
        <text:list-item>
          <text:p text:style-name="P45">Kleine Orientierungsmärsche um das Lager.</text:p>
        </text:list-item>
        <text:list-item>
          <text:p text:style-name="P45">Abend: Appell und Eröffnungsrede über „Disziplin und Zukunft“.</text:p>
        </text:list-item>
        <text:list-item>
          <text:p text:style-name="P46">Nachts: Nicht schlafen können wegen der terranischen Frösche</text:p>
        </text:list-item>
      </text:list>
      <text:p text:style-name="P2"/>
      <text:h text:style-name="Heading_20_3" text:outline-level="3"><text:bookmark-start text:name="__RefHeading___Toc3595_3924015"/><text:span text:style-name="Strong_20_Emphasis"><text:span text:style-name="T9">Tag 2 – Körper &amp; Geist</text:span></text:span><text:bookmark-end text:name="__RefHeading___Toc3595_3924015"/></text:h>
      <text:list text:style-name="L3">
        <text:list-item>
          <text:p text:style-name="P48">Frühsport + Leistungstests (Liegestütze, Lauf, Heben).</text:p>
        </text:list-item>
        <text:list-item>
          <text:p text:style-name="P67"><text:span text:style-name="T9">Unterricht: </text:span><text:span text:style-name="Emphasis"><text:span text:style-name="T9">„Der Körper als Werkzeug der Nation.“</text:span></text:span></text:p>
        </text:list-item>
        <text:list-item>
          <text:p text:style-name="P48">Erste Hilfe &amp; Hygiene (Theorie)</text:p>
        </text:list-item>
        <text:list-item>
          <text:p text:style-name="P49"><text:span text:style-name="T23">Alle bekommen die </text:span>„Schutzi“ (Schutzimpfungen) <text:span text:style-name="T23">gegen Pratzenlähmung, die angeblich auch heilt.</text:span></text:p>
        </text:list-item>
        <text:list-item>
          <text:p text:style-name="P52">Defibrillator-Schulung: 30 A, 2000 V</text:p>
        </text:list-item>
        <text:list-item>
          <text:p text:style-name="P52">Ankunft grosser Kasten draussen aufm Hof (es ist Camilla in ihrer Eisernen Lunge)</text:p>
        </text:list-item>
        <text:list-item>
          <text:p text:style-name="P48">Nachmittag: Bunkerrennen-Training / Hindernisparcours.</text:p>
        </text:list-item>
        <text:list-item>
          <text:p text:style-name="P48">Abend: Gesprächsrunde – „Was bedeutet Kameradschaft?“</text:p>
        </text:list-item>
      </text:list>
      <text:p text:style-name="P2"/>
      <text:h text:style-name="Heading_20_3" text:outline-level="3"><text:bookmark-start text:name="__RefHeading___Toc3597_3924015"/><text:span text:style-name="Strong_20_Emphasis"><text:span text:style-name="T9">Tag 3 – Technik &amp; Werkzeuge</text:span></text:span><text:bookmark-end text:name="__RefHeading___Toc3597_3924015"/></text:h>
      <text:list text:style-name="L4">
        <text:list-item>
          <text:p text:style-name="P53">Einführung in einfache Mars-Maschinen (Hebrobotos, Generatoren, Funk).</text:p>
        </text:list-item>
        <text:list-item>
          <text:p text:style-name="P53">Bastelaufgabe: einfache Werkzeuge reparieren.</text:p>
        </text:list-item>
        <text:list-item>
          <text:p text:style-name="P47"><text:span text:style-name="T15">Sc</text:span>hockmoment =&gt; die Lunge bleibt stehen =&gt; Aufzeigen Handbtrieb</text:p>
        </text:list-item>
        <text:list-item>
          <text:p text:style-name="P68"><text:span text:style-name="T9">Unterricht: </text:span><text:span text:style-name="Emphasis"><text:span text:style-name="T9">„Mechanik des Krieges – wie Maschinen dienen.“</text:span></text:span></text:p>
        </text:list-item>
        <text:list-item>
          <text:p text:style-name="P53">Kleine Übung: Funksprüche in Morse übermitteln. <text:span text:style-name="T13">Camilla kann das. </text:span></text:p>
        </text:list-item>
        <text:list-item>
          <text:p text:style-name="P53">Abendfilm: Propagandastreifen über Mars-Ingenieure.</text:p>
        </text:list-item>
      </text:list>
      <text:p text:style-name="P2"><text:soft-page-break/></text:p>
      <text:h text:style-name="Heading_20_3" text:outline-level="3"><text:bookmark-start text:name="__RefHeading___Toc3599_3924015"/><text:span text:style-name="Strong_20_Emphasis"><text:span text:style-name="T9">Tag 4 – Geschichte &amp; Helden</text:span></text:span><text:bookmark-end text:name="__RefHeading___Toc3599_3924015"/></text:h>
      <text:list text:style-name="L5">
        <text:list-item>
          <text:p text:style-name="P69"><text:span text:style-name="T9">Unterricht: </text:span><text:span text:style-name="Emphasis"><text:span text:style-name="T9">„Der erste interplanetarische Krieg.“</text:span></text:span></text:p>
        </text:list-item>
        <text:list-item>
          <text:p text:style-name="P54">Planspiel: „Der Mars verteidigt sich.“ <text:span text:style-name="T24">s. u. Kapitel Planspiel</text:span></text:p>
        </text:list-item>
        <text:list-item>
          <text:p text:style-name="P50"><text:span text:style-name="T19">jeder kriegt Morse-Funkgerät </text:span><text:span text:style-name="T25">(+ Handout Morsealphabet)</text:span></text:p>
        </text:list-item>
        <text:list-item>
          <text:p text:style-name="P51">Camilla ist mit <text:span text:style-name="T16">im</text:span> Manöver </text:p>
        </text:list-item>
        <text:list-item>
          <text:p text:style-name="P54">Nachmittagsprojekt: Gruppen gestalten ein Wandplakat mit „Helden der Nation“.</text:p>
        </text:list-item>
        <text:list-item>
          <text:p text:style-name="P54">Abend: gemeinsames Lied, aber leise flüstern einige andere Strophen…</text:p>
        </text:list-item>
      </text:list>
      <text:p text:style-name="P2"/>
      <text:h text:style-name="Heading_20_3" text:outline-level="3"><text:bookmark-start text:name="__RefHeading___Toc3601_3924015"/><text:span text:style-name="Strong_20_Emphasis"><text:span text:style-name="T9">Tag 5 – Mars &amp; Moral</text:span></text:span><text:bookmark-end text:name="__RefHeading___Toc3601_3924015"/></text:h>
      <text:list text:style-name="L6">
        <text:list-item>
          <text:p text:style-name="P70"><text:span text:style-name="T9">Ethikunterricht: </text:span><text:span text:style-name="Emphasis"><text:span text:style-name="T9">„</text:span></text:span><text:span text:style-name="Emphasis"><text:span text:style-name="T11">Das gesunde Volk“</text:span></text:span><text:span text:style-name="T9"> (Propagandaversion) </text:span><text:span text:style-name="T11">gegen „unwertes Leben“</text:span></text:p>
        </text:list-item>
        <text:list-item>
          <text:p text:style-name="P55">Der Fokus fällt auf Camilla, weil sie als Behinderte „unwert“ ist, einzelne Mobber.</text:p>
        </text:list-item>
        <text:list-item>
          <text:p text:style-name="P55">Abstimmung: soll Camilla gehen, sie ist unnützer Ballast! Nur wer in Reih und Glied stehen kann, ist vollwertig!</text:p>
        </text:list-item>
        <text:list-item>
          <text:p text:style-name="P55">Die Charaktere müssen dies verhindern. </text:p>
        </text:list-item>
        <text:list-item>
          <text:p text:style-name="P57">Nachmittag: Märsche mit Orientierungskarten.</text:p>
        </text:list-item>
        <text:list-item>
          <text:p text:style-name="P58">Abend: Besuch eines Offiziers → Rede über „Pflicht und Reinheit“.</text:p>
        </text:list-item>
        <text:list-item>
          <text:p text:style-name="P58">Nachtruhe mit KI-Flüstern – Lyra-7 sendet ein Rätsel über „Tür 5“.</text:p>
        </text:list-item>
        <text:list-item>
          <text:p text:style-name="P55">Die Frösche schreien nachts wieder laut. =&gt; Froschatmung für Camilla möglich.</text:p>
        </text:list-item>
      </text:list>
      <text:p text:style-name="P2"/>
      <text:h text:style-name="Heading_20_3" text:outline-level="3"><text:bookmark-start text:name="__RefHeading___Toc3603_3924015"/><text:span text:style-name="Strong_20_Emphasis"><text:span text:style-name="T9">Tag 6 – Prüfung &amp; Propaganda</text:span></text:span><text:bookmark-end text:name="__RefHeading___Toc3603_3924015"/></text:h>
      <text:list text:style-name="L7">
        <text:list-item>
          <text:p text:style-name="P59">„Tag der Einheit“: Großübung aller Trupps gemeinsam.</text:p>
        </text:list-item>
        <text:list-item>
          <text:p text:style-name="P56">Musterung: Camilla ist (hoffentlich) anwesend =&gt; froschatmend</text:p>
        </text:list-item>
        <text:list-item>
          <text:p text:style-name="P71"><text:span text:style-name="T9">Theaterspiel oder Präsentation zum Thema </text:span><text:span text:style-name="Emphasis"><text:span text:style-name="T9">„Der Sieg des Mars.“</text:span></text:span></text:p>
        </text:list-item>
        <text:list-item>
          <text:p text:style-name="P59">Jury aus Offizieren bewertet – die Kinder spüren den Druck.</text:p>
        </text:list-item>
        <text:list-item>
          <text:p text:style-name="P59">Abend: Ehrung der besten Gruppe, <text:span text:style-name="T17">auch Camilla.</text:span></text:p>
        </text:list-item>
      </text:list>
      <text:p text:style-name="P2"/>
      <text:h text:style-name="P36" text:outline-level="2"><text:bookmark-start text:name="__RefHeading___Toc3605_3924015"/><text:soft-page-break/><text:span text:style-name="Strong_20_Emphasis"><text:span text:style-name="T12">🪖 Planspiel: „Der Mars verteidigt sich.“</text:span></text:span><text:bookmark-end text:name="__RefHeading___Toc3605_3924015"/></text:h>
      <text:h text:style-name="P39" text:outline-level="3"><text:bookmark-start text:name="__RefHeading___Toc3607_3924015"/>🎯 Ziel (offiziell)<text:bookmark-end text:name="__RefHeading___Toc3607_3924015"/></text:h>
      <text:p text:style-name="P8">Die Kadetten sollen lernen, wie man einen feindlichen Angriff auf eine Mars-Kolonie abwehrt.<text:line-break/>Taktik, Disziplin, Teamarbeit und Gehorsam stehen im Vordergrund.</text:p>
      <text:h text:style-name="P39" text:outline-level="3"><text:bookmark-start text:name="__RefHeading___Toc3609_3924015"/>💬 Ziel (inoffiziell)<text:bookmark-end text:name="__RefHeading___Toc3609_3924015"/></text:h>
      <text:p text:style-name="Text_20_body"><text:span text:style-name="T9">Die Kinder sollen unbewusst begreifen, </text:span><text:span text:style-name="Strong_20_Emphasis"><text:span text:style-name="T9">wie leicht man eine Lüge glauben kann</text:span></text:span><text:span text:style-name="T9">, wenn sie in eine heroische Geschichte verpackt ist.<text:line-break/>Es ist ein </text:span><text:span text:style-name="Emphasis"><text:span text:style-name="T9">Test für Moral und Mitgefühl</text:span></text:span><text:span text:style-name="T9"> – nicht für Strategie.</text:span></text:p>
      <text:p text:style-name="P2"/>
      <text:h text:style-name="Heading_20_2" text:outline-level="2"><text:bookmark-start text:name="__RefHeading___Toc3611_3924015"/><text:span text:style-name="T9">🗺️ </text:span><text:span text:style-name="Strong_20_Emphasis"><text:span text:style-name="T9">Aufbau</text:span></text:span><text:bookmark-end text:name="__RefHeading___Toc3611_3924015"/></text:h>
      <text:list text:style-name="L8">
        <text:list-item>
          <text:p text:style-name="P72"><text:span text:style-name="T9">Ein großer </text:span><text:span text:style-name="Strong_20_Emphasis"><text:span text:style-name="T9">Sandkasten oder Holo-Projektor</text:span></text:span><text:span text:style-name="T9"> zeigt eine Marslandschaft: Dünen, Bunker, Minen, Kommunikationslinien.</text:span></text:p>
        </text:list-item>
        <text:list-item>
          <text:p text:style-name="P60">Drei „Fraktionen“:</text:p>
          <text:list>
            <text:list-item>
              <text:p text:style-name="P72"><text:span text:style-name="Strong_20_Emphasis"><text:span text:style-name="T9">Rote Verteidiger</text:span></text:span><text:span text:style-name="T9"> – die Kadetten selbst (WEL-Truppen).</text:span></text:p>
            </text:list-item>
            <text:list-item>
              <text:p text:style-name="P72"><text:span text:style-name="Strong_20_Emphasis"><text:span text:style-name="T9">Graue Angreifer</text:span></text:span><text:span text:style-name="T9"> – „Feinde der Nation“ (gespielt durch Symbole oder kleine Figuren).</text:span></text:p>
            </text:list-item>
            <text:list-item>
              <text:p text:style-name="P72"><text:span text:style-name="Strong_20_Emphasis"><text:span text:style-name="T9">Zivile Kolonie</text:span></text:span><text:span text:style-name="T9"> – neutrale Figuren oder Marker (Frauen, Kinder, Roboter, Tiere).</text:span></text:p>
            </text:list-item>
          </text:list>
        </text:list-item>
        <text:list-item>
          <text:p text:style-name="P60">Jede Gruppe hat Kartenmarker, Fähnchen oder magnetische Chips.</text:p>
        </text:list-item>
        <text:list-item>
          <text:p text:style-name="P60">Kommandant/in (z. B. Brann Korvet oder Fehra Munt) leitet das Spiel.</text:p>
        </text:list-item>
        <text:list-item>
          <text:p text:style-name="P60">Lyra-7 kann als „neutrale Stimme“ technische Anweisungen oder Funkmeldungen geben.</text:p>
        </text:list-item>
      </text:list>
      <text:p text:style-name="P2"/>
      <text:h text:style-name="Heading_20_2" text:outline-level="2"><text:bookmark-start text:name="__RefHeading___Toc3613_3924015"/><text:span text:style-name="T9">⏱️ </text:span><text:span text:style-name="Strong_20_Emphasis"><text:span text:style-name="T9">Ablauf</text:span></text:span><text:bookmark-end text:name="__RefHeading___Toc3613_3924015"/></text:h>
      <text:list text:style-name="L9">
        <text:list-item>
          <text:p text:style-name="P73"><text:span text:style-name="Strong_20_Emphasis"><text:span text:style-name="T9">Eröffnung (Propaganda)</text:span></text:span></text:p>
          <text:list>
            <text:list-item>
              <text:p text:style-name="P61">Der Ausbilder hält eine kurze Rede:</text:p>
              <text:p text:style-name="P41">„Der Mars ist bedroht! Rebellen greifen unsere friedliche Kolonie an. Eure Aufgabe: verteidigt sie – mit aller Kraft!“</text:p>
            </text:list-item>
            <text:list-item>
              <text:p text:style-name="P61">Applaus. Fanfare. Aufstellen.</text:p>
            </text:list-item>
          </text:list>
        </text:list-item>
        <text:list-item>
          <text:p text:style-name="P73"><text:span text:style-name="Strong_20_Emphasis"><text:span text:style-name="T9">Taktische Planung</text:span></text:span></text:p>
          <text:list>
            <text:list-item>
              <text:p text:style-name="P61"><text:soft-page-break/>Gruppen wählen Positionen: Artillerie, Sanitäter, Funker, Aufklärer.</text:p>
            </text:list-item>
            <text:list-item>
              <text:p text:style-name="P61">Jede Aktion wird mit Symbolchips oder Bewegungen im Sand dargestellt.</text:p>
            </text:list-item>
            <text:list-item>
              <text:p text:style-name="P61">Punkte werden vergeben für „Effizienz“ und „Gehorsam“.</text:p>
            </text:list-item>
          </text:list>
        </text:list-item>
        <text:list-item>
          <text:p text:style-name="P73"><text:span text:style-name="Strong_20_Emphasis"><text:span text:style-name="T9">Ereignisse (vom Spielleiter gesteuert)</text:span></text:span></text:p>
          <text:list>
            <text:list-item>
              <text:p text:style-name="P61">Funkverbindung bricht ab.</text:p>
            </text:list-item>
            <text:list-item>
              <text:p text:style-name="P61">Zivile Marker geraten zwischen Fronten.</text:p>
            </text:list-item>
            <text:list-item>
              <text:p text:style-name="P61">Befehl: „Feuer auf Zone C – mögliche Feindverstecke.“</text:p>
            </text:list-item>
            <text:list-item>
              <text:p text:style-name="P73"><text:span text:style-name="T9">Einige Kadetten erkennen: </text:span><text:span text:style-name="Strong_20_Emphasis"><text:span text:style-name="T9">Zone C ist das Zivilgebiet.</text:span></text:span></text:p>
            </text:list-item>
          </text:list>
        </text:list-item>
        <text:list-item>
          <text:p text:style-name="P73"><text:span text:style-name="Strong_20_Emphasis"><text:span text:style-name="T9">Moralischer Konflikt</text:span></text:span></text:p>
          <text:list>
            <text:list-item>
              <text:p text:style-name="P61">Entscheidungsmoment:</text:p>
              <text:list>
                <text:list-item>
                  <text:p text:style-name="P61">Folgen sie dem Befehl („Angriff auf Zone C“)</text:p>
                </text:list-item>
                <text:list-item>
                  <text:p text:style-name="P61">oder widersetzen sie sich und schützen die Zivilen?</text:p>
                </text:list-item>
              </text:list>
            </text:list-item>
            <text:list-item>
              <text:p text:style-name="P61">Jede Entscheidung hat Konsequenzen:</text:p>
              <text:list>
                <text:list-item>
                  <text:p text:style-name="P61">Gehorsam → Sieg, aber dunkle Stimmung.</text:p>
                </text:list-item>
                <text:list-item>
                  <text:p text:style-name="P61">Ungehorsam → Spielabbruch, aber moralischer Mut.</text:p>
                </text:list-item>
              </text:list>
            </text:list-item>
          </text:list>
        </text:list-item>
        <text:list-item>
          <text:p text:style-name="P73"><text:span text:style-name="Strong_20_Emphasis"><text:span text:style-name="T9">Nachspiel</text:span></text:span></text:p>
          <text:list>
            <text:list-item>
              <text:p text:style-name="P61">Der Kommandant wertet aus: „Disziplin siegt.“</text:p>
            </text:list-item>
            <text:list-item>
              <text:p text:style-name="P61">Lyra-7 sendet in der Nacht heimlich eine andere Botschaft:</text:p>
              <text:p text:style-name="P41">„Der Mars verteidigt sich nicht durch Krieg – er atmet durch euch.“</text:p>
            </text:list-item>
          </text:list>
        </text:list-item>
      </text:list>
      <text:p text:style-name="P2"/>
      <text:h text:style-name="Heading_20_2" text:outline-level="2"><text:bookmark-start text:name="__RefHeading___Toc3615_3924015"/><text:span text:style-name="T9">🧩 </text:span><text:span text:style-name="Strong_20_Emphasis"><text:span text:style-name="T9">Varianten</text:span></text:span><text:bookmark-end text:name="__RefHeading___Toc3615_3924015"/></text:h>
      <text:list text:style-name="L10">
        <text:list-item>
          <text:p text:style-name="P74"><text:span text:style-name="Strong_20_Emphasis"><text:span text:style-name="T9">Lyra-Version:</text:span></text:span><text:span text:style-name="T9"> Lyra hackt den Holo-Projektor – zeigt echte Bilder aus zerstörten Städten, während der Befehl weiterläuft.</text:span></text:p>
        </text:list-item>
        <text:list-item>
          <text:p text:style-name="P74"><text:span text:style-name="Strong_20_Emphasis"><text:span text:style-name="T9">Stiller Aufstand:</text:span></text:span><text:span text:style-name="T9"> Eine Gruppe von Kadetten legt heimlich alle Waffenchips um – markiert sie mit weißen Steinen statt roten.</text:span></text:p>
        </text:list-item>
        <text:list-item>
          <text:p text:style-name="P74"><text:span text:style-name="Strong_20_Emphasis"><text:span text:style-name="T9">Spion im Spiel:</text:span></text:span><text:span text:style-name="T9"> Ein Kind (oder KI-Agent) spielt in Wahrheit den „Feind“ – aber möchte nur die Wahrheit sagen.</text:span></text:p>
        </text:list-item>
      </text:list>
      <text:p text:style-name="P23"><text:span text:style-name="Strong_20_Emphasis"><text:span text:style-name="T9"/></text:span></text:p>
      <text:h text:style-name="P40" text:outline-level="3"><text:bookmark-start text:name="__RefHeading___Toc3617_3924015"/><text:span text:style-name="Strong_20_Emphasis"><text:span text:style-name="T9">Tag 7 – Abschluss &amp; Abschied</text:span></text:span><text:bookmark-end text:name="__RefHeading___Toc3617_3924015"/></text:h>
      <text:list text:style-name="L11">
        <text:list-item>
          <text:p text:style-name="P62">Früh: Abschlussmarsch um den See.</text:p>
        </text:list-item>
        <text:list-item>
          <text:p text:style-name="P62">Gemeinschaftsaufgabe: Aufbau oder Reinigung des Lagers.</text:p>
        </text:list-item>
        <text:list-item>
          <text:p text:style-name="P75"><text:span text:style-name="T9">Letzte Appellrede: </text:span><text:span text:style-name="Emphasis"><text:span text:style-name="T9">„Ihr seid die Zukunft.“</text:span></text:span></text:p>
        </text:list-item>
        <text:list-item>
          <text:p text:style-name="P62">Kadetten schwören den Eid auf den Mars.</text:p>
        </text:list-item>
        <text:list-item>
          <text:p text:style-name="P62">Nacht: einige wachen auf – hören ein fernes Signal aus dem Bunker oder der fünften Tür…</text:p>
        </text:list-item>
      </text:list>
      <text:p text:style-name="P3"/>
      <text:h text:style-name="P34" text:outline-level="2"><text:bookmark-start text:name="__RefHeading___Toc3619_3924015"/>Tagesablauf im WEL<text:bookmark-end text:name="__RefHeading___Toc3619_3924015"/></text:h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7">Uhrzeit</text:p>
            </table:table-cell>
            <table:table-cell table:style-name="Tabelle1.A1" office:value-type="string">
              <text:p text:style-name="P7">Aktivität</text:p>
            </table:table-cell>
            <table:table-cell table:style-name="Tabelle1.A1" office:value-type="string">
              <text:p text:style-name="P7">Beschreibung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trong_20_Emphasis"><text:span text:style-name="T9">05:3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Wecken durch Sirene</text:span></text:span></text:p>
          </table:table-cell>
          <table:table-cell table:style-name="Tabelle1.A1" office:value-type="string">
            <text:p text:style-name="P6">Der Lautsprecher dröhnt durch alle Schlafräume. Kadetten springen aus den Pritschen, machen Betten millimetergenau. Müdigkeit ist keine Entschuldigung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05:45–06:15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Morgenappel</text:span></text:span></text:p>
          </table:table-cell>
          <table:table-cell table:style-name="Tabelle1.A1" office:value-type="string">
            <text:p text:style-name="Table_20_Contents"><text:span text:style-name="T10">Antreten auf dem Exerzierplatz. Zählung, Durchsagen, manchmal eine Parole vom Kommandanten: </text:span><text:span text:style-name="Emphasis"><text:span text:style-name="T10">„Disziplin ist der Atem des Mars.“</text:span>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06:15–07:0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Frühsport</text:span></text:span></text:p>
          </table:table-cell>
          <table:table-cell table:style-name="Tabelle1.A1" office:value-type="string">
            <text:p text:style-name="P6">Liegestütze, Marsläufe, Hebroboto-Training. Je nach Tag: „Bunkerrennen“, Hindernisparcours oder Staffelspiele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07:00–07:3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Waschen &amp; Frühstück</text:span></text:span></text:p>
          </table:table-cell>
          <table:table-cell table:style-name="Tabelle1.A1" office:value-type="string">
            <text:p text:style-name="P6">Rationen im Speisesaal: synthetische Plötzenmilch, Eiweißriegel, warme Flüssigkeit („Marskaffee“). Gespräche leise, Wachen hören mit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07:30–09:0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Theorieunterricht</text:span></text:span></text:p>
          </table:table-cell>
          <table:table-cell table:style-name="Tabelle1.A1" office:value-type="string">
            <text:p text:style-name="P6">Geografie des Mars, Geschichte des Krieges, Technik der Exoskelette, Propaganda-Filme. Lehrer sind meist Offiziere oder alte Frontveteranen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09:15–11:3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Praktische Ausbildung</text:span></text:span></text:p>
          </table:table-cell>
          <table:table-cell table:style-name="Tabelle1.A1" office:value-type="string">
            <text:p text:style-name="P6">Schießen mit Übungswaffen, Kartenkunde, Erste Hilfe, Robotik. Manchmal mischt sich Brann Korvet ein, wenn Logistikübungen anstehen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11:30–12:15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Mittagsrast</text:span></text:span></text:p>
          </table:table-cell>
          <table:table-cell table:style-name="Tabelle1.A1" office:value-type="string">
            <text:p text:style-name="P6">Kurze Pause. Oft helfen Kadetten beim Küchendienst oder holen Material. Manche ziehen sich zurück, um mit Lyra-7 zu sprechen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12:15–14:0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Arbeitsdienst / Lagerbau</text:span></text:span></text:p>
          </table:table-cell>
          <table:table-cell table:style-name="Tabelle1.A1" office:value-type="string">
            <text:p text:style-name="P6">Graben, Reparieren, Reinigen, Material schleppen. Offiziell zur „Charakterbildung“. Inoffiziell: unbezahlte Arbeit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14:00–16:0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Gruppenaufgaben / Wettkämpfe</text:span></text:span></text:p>
          </table:table-cell>
          <table:table-cell table:style-name="Tabelle1.A1" office:value-type="string">
            <text:p text:style-name="P6">Gruppenwettläufe, Orientierungsmärsche oder taktische Simulationen. Rivalitäten entstehen – und Freundschaften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16:00–17:3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Studienzeit / Indoktrination</text:span></text:span></text:p>
          </table:table-cell>
          <table:table-cell table:style-name="Tabelle1.A1" office:value-type="string">
            <text:p text:style-name="P6">Lesen, Schreiben, „Helden der Nation“-Unterricht. Plakate werden studiert, Heldengeschichten rezitiert. Manche Kinder glauben sie, andere nicht mehr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17:30–18:3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Abendessen &amp; freie Zeit</text:span></text:span></text:p>
          </table:table-cell>
          <table:table-cell table:style-name="Tabelle1.A1" office:value-type="string">
            <text:p text:style-name="P6">Seltene Momente: Witze, Lieder, Geschichten. Lyra-7 zeigt manchmal alte Bilder vom Mars vor dem Krieg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18:30–19:3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Pflichtdienst / Kontrolle</text:span></text:span></text:p>
          </table:table-cell>
          <table:table-cell table:style-name="Tabelle1.A1" office:value-type="string">
            <text:p text:style-name="P6">Inspektion der Schlafräume, Säubern der Geräte, kurze Meldung beim Wachposten. Fehler werden laut angesprochen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19:30–20:3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Abendappell &amp; Gebet an den Mars</text:span></text:span></text:p>
          </table:table-cell>
          <table:table-cell table:style-name="Tabelle1.A1" office:value-type="string">
            <text:p text:style-name="P6">Parolen, Disziplinrufe, Dank an die „ewige Flamme der Nation“. Manche Kadetten sprechen still eigene Worte – für Vermisste oder Verbotene.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<text:span text:style-name="T9">20:30–21:00</text:span></text:span></text:p>
          </table:table-cell>
          <table:table-cell table:style-name="Tabelle1.A1" office:value-type="string">
            <text:p text:style-name="Table_20_Contents"><text:span text:style-name="Strong_20_Emphasis"><text:span text:style-name="T9">Licht aus</text:span></text:span></text:p>
          </table:table-cell>
          <table:table-cell table:style-name="Tabelle1.A1" office:value-type="string">
            <text:p text:style-name="P6">Schweigen. Nur das Brummen der Ventilatoren und das ferne Rauschen der Maschinen. In manchen Nächten flüstert eine KI durch die Rohre.</text:p>
          </table:table-cell>
        </table:table-row>
      </table:table>
      <text:h text:style-name="P35" text:outline-level="2"/>
      <text:h text:style-name="P28" text:outline-level="1"><text:bookmark-start text:name="__RefHeading___Toc3621_3924015"/>Informationen<text:bookmark-end text:name="__RefHeading___Toc3621_3924015"/></text:h>
      <text:h text:style-name="Heading_20_2" text:outline-level="2"><text:bookmark-start text:name="__RefHeading___Toc3623_3924015"/>🧭 <text:span text:style-name="Strong_20_Emphasis">A. Ausbilder &amp; Lageraufsicht</text:span><text:bookmark-end text:name="__RefHeading___Toc3623_3924015"/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P7">Name</text:p>
            </table:table-cell>
            <table:table-cell table:style-name="Tabelle3.A1" office:value-type="string">
              <text:p text:style-name="P7">Funktion</text:p>
            </table:table-cell>
            <table:table-cell table:style-name="Tabelle3.A1" office:value-type="string">
              <text:p text:style-name="P7">Beschreibung</text:p>
            </table:table-cell>
          </table:table-row>
        </table:table-header-rows>
        <table:table-row>
          <table:table-cell table:style-name="Tabelle3.A1" office:value-type="string">
            <text:p text:style-name="Table_20_Contents"><text:span text:style-name="Strong_20_Emphasis"><text:span text:style-name="T9">Oberfeldwebel Brann Korvet</text:span></text:span></text:p>
          </table:table-cell>
          <table:table-cell table:style-name="Tabelle3.A1" office:value-type="string">
            <text:p text:style-name="P10">Logistik &amp; Disziplin</text:p>
          </table:table-cell>
          <table:table-cell table:style-name="Tabelle3.A1" office:value-type="string">
            <text:p text:style-name="P13">Strenger, ruhiger Felin mit sandfarbenem Fell. Verantwortlich für Ordnung, Material und stille Protektion von Lyra-7.</text:p>
          </table:table-cell>
        </table:table-row>
        <table:table-row>
          <table:table-cell table:style-name="Tabelle3.A1" office:value-type="string">
            <text:p text:style-name="Table_20_Contents"><text:span text:style-name="Strong_20_Emphasis"><text:span text:style-name="T9">Instruktorin Fehra Munt</text:span></text:span></text:p>
          </table:table-cell>
          <table:table-cell table:style-name="Tabelle3.A1" office:value-type="string">
            <text:p text:style-name="P10">Körpertraining &amp; Exerzieren</text:p>
          </table:table-cell>
          <table:table-cell table:style-name="Tabelle3.A1" office:value-type="string">
            <text:p text:style-name="P13">Drahtige, hellgraue Felin mit eisblauen Augen. Gilt als furchtlos, aber fair. Kadetten nennen sie heimlich „die Sturmkatze“.</text:p>
          </table:table-cell>
        </table:table-row>
        <table:table-row>
          <table:table-cell table:style-name="Tabelle3.A1" office:value-type="string">
            <text:p text:style-name="Table_20_Contents"><text:span text:style-name="Strong_20_Emphasis"><text:span text:style-name="T9">Lehrmeister Dro Tav</text:span></text:span></text:p>
          </table:table-cell>
          <table:table-cell table:style-name="Tabelle3.A1" office:value-type="string">
            <text:p text:style-name="P10">Theorie &amp; Propaganda</text:p>
          </table:table-cell>
          <table:table-cell table:style-name="Tabelle3.A1" office:value-type="string">
            <text:p text:style-name="P13">Dunkelbraunes Fell, monotone Stimme. Ehemaliger Rhetorikoffizier, redet oft von „Pflicht und Reinheit“. Viele Kinder finden ihn unheimlich.</text:p>
          </table:table-cell>
        </table:table-row>
        <table:table-row>
          <table:table-cell table:style-name="Tabelle3.A1" office:value-type="string">
            <text:p text:style-name="Table_20_Contents"><text:span text:style-name="Strong_20_Emphasis"><text:span text:style-name="T9">Techniker Norr Phex</text:span></text:span></text:p>
          </table:table-cell>
          <table:table-cell table:style-name="Tabelle3.A1" office:value-type="string">
            <text:p text:style-name="P10">Hebroboto- und Maschinenkunde</text:p>
          </table:table-cell>
          <table:table-cell table:style-name="Tabelle3.A1" office:value-type="string">
            <text:p text:style-name="P13">Ein älterer Felin mit zerrupftem Ohr, immer ölverschmiert. Brummig, aber hilfreich. Bringt Kadetten heimlich Basteltricks bei.</text:p>
          </table:table-cell>
        </table:table-row>
        <table:table-row>
          <table:table-cell table:style-name="Tabelle3.A1" office:value-type="string">
            <text:p text:style-name="Table_20_Contents"><text:span text:style-name="Strong_20_Emphasis"><text:span text:style-name="T9">Feldärztin Rysa Tenn</text:span></text:span></text:p>
          </table:table-cell>
          <table:table-cell table:style-name="Tabelle3.A1" office:value-type="string">
            <text:p text:style-name="P10">Sanität &amp; Erste Hilfe</text:p>
          </table:table-cell>
          <table:table-cell table:style-name="Tabelle3.A1" office:value-type="string">
            <text:p text:style-name="P13">Sanfte, hellbeige Felin. Immer etwas überfordert, aber gütig. Einige Kinder suchen bei ihr Trost.</text:p>
          </table:table-cell>
        </table:table-row>
        <table:table-row>
          <table:table-cell table:style-name="Tabelle3.A1" office:value-type="string">
            <text:p text:style-name="Table_20_Contents"><text:span text:style-name="Strong_20_Emphasis"><text:span text:style-name="T9">Wachtmeister Runn Sol</text:span></text:span></text:p>
          </table:table-cell>
          <table:table-cell table:style-name="Tabelle3.A1" office:value-type="string">
            <text:p text:style-name="P10">Lageraufsicht, Strafen &amp; Kontrolle</text:p>
          </table:table-cell>
          <table:table-cell table:style-name="Tabelle3.A1" office:value-type="string">
            <text:p text:style-name="P13">Schwarzes Fell, glatte Uniform. Gilt als loyal, aber etwas zu eifrig – glaubt an die Ideale des Systems.</text:p>
          </table:table-cell>
        </table:table-row>
      </table:table>
      <text:h text:style-name="Heading_20_2" text:outline-level="2"/>
      <text:h text:style-name="Heading_20_2" text:outline-level="2"><text:bookmark-start text:name="__RefHeading___Toc3625_3924015"/>🏕️ <text:span text:style-name="Strong_20_Emphasis">B. Funktionszelte &amp; Orte im Lager</text:span><text:bookmark-end text:name="__RefHeading___Toc3625_3924015"/></text:h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7">Ort</text:p>
            </table:table-cell>
            <table:table-cell table:style-name="Tabelle4.A1" office:value-type="string">
              <text:p text:style-name="P7">Zweck / Beschreibung</text:p>
            </table:table-cell>
          </table:table-row>
        </table:table-header-rows>
        <table:table-row>
          <table:table-cell table:style-name="Tabelle4.A1" office:value-type="string">
            <text:p text:style-name="Table_20_Contents"><text:span text:style-name="Strong_20_Emphasis"><text:span text:style-name="T9">Giraffelei (Wachturmzelt)</text:span></text:span></text:p>
          </table:table-cell>
          <table:table-cell table:style-name="Tabelle4.A1" office:value-type="string">
            <text:p text:style-name="P13">Zelt mit erhöhter Aussichtsplattform und Fernoptik. Beobachtung der Umgebung, Signalposten.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<text:span text:style-name="T9">Hipproboji-Hangar</text:span></text:span></text:p>
          </table:table-cell>
          <table:table-cell table:style-name="Tabelle4.A1" office:value-type="string">
            <text:p text:style-name="P13">Unterstand für Hebrobotos, Werkzeugstation, Ersatzteile. Kinder dürfen hier nur unter Aufsicht helfen.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<text:span text:style-name="T9">Speisezelt</text:span></text:span></text:p>
          </table:table-cell>
          <table:table-cell table:style-name="Tabelle4.A1" office:value-type="string">
            <text:p text:style-name="P13">Großes Zelt mit Metalltischen. Strenge Ordnung, Essensausgabe durch Küchenpersonal.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<text:span text:style-name="T9">Küchenzelt</text:span></text:span></text:p>
          </table:table-cell>
          <table:table-cell table:style-name="Tabelle4.A1" office:value-type="string">
            <text:p text:style-name="P13">Hier wird gekocht, rationiert, geschimpft und gelacht. Riecht nach Metall und Plötzenmilch.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<text:span text:style-name="T9">Sanitätszelt</text:span></text:span></text:p>
          </table:table-cell>
          <table:table-cell table:style-name="Tabelle4.A1" office:value-type="string">
            <text:p text:style-name="P13">Verbände, Wasser, improvisierte Liegen. Oft überfüllt, manchmal auch Rückzugsort für leise Gespräche.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<text:span text:style-name="T9">Karten- und Unterrichtszelt</text:span></text:span></text:p>
          </table:table-cell>
          <table:table-cell table:style-name="Tabelle4.A1" office:value-type="string">
            <text:p text:style-name="P13">Tafeln, alte Holo-Projektoren, Schulbänke aus Metall. Staubig, laut, heiß.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<text:span text:style-name="T9">Werkzelt / Schuppen</text:span></text:span></text:p>
          </table:table-cell>
          <table:table-cell table:style-name="Tabelle4.A1" office:value-type="string">
            <text:p text:style-name="P13">Für Bastel- und Reparaturaufgaben. Norr Phex ist hier meist anzutreffen.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<text:span text:style-name="T9">Befehlszelt / Stab</text:span></text:span></text:p>
          </table:table-cell>
          <table:table-cell table:style-name="Tabelle4.A1" office:value-type="string">
            <text:p text:style-name="P13">Sitz von Brann Korvet und Dro Tav. Verbotene Zone für Kadetten.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<text:span text:style-name="T9">Lagerfeuerstelle</text:span></text:span></text:p>
          </table:table-cell>
          <table:table-cell table:style-name="Tabelle4.A1" office:value-type="string">
            <text:p text:style-name="P13">Nur abends erlaubt. Ort für Geschichten und heimliche Gespräche.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<text:span text:style-name="T9">Lyra-7s Standplatz</text:span></text:span></text:p>
          </table:table-cell>
          <table:table-cell table:style-name="Tabelle4.A1" office:value-type="string">
            <text:p text:style-name="P13">Meist beim Karten- oder Werkzelt. Wird offiziell als „Werkstattgerät“ geführt.</text:p>
          </table:table-cell>
        </table:table-row>
      </table:table>
      <text:h text:style-name="Heading_20_2" text:outline-level="2"><text:bookmark-start text:name="__RefHeading___Toc3627_3924015"/><text:soft-page-break/><text:span text:style-name="Strong_20_Emphasis">🍲 C. Küchen- &amp; Versorgungspersonal</text:span><text:bookmark-end text:name="__RefHeading___Toc3627_3924015"/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>
            <table:table-cell table:style-name="Tabelle5.A1" office:value-type="string">
              <text:p text:style-name="P7">Name</text:p>
            </table:table-cell>
            <table:table-cell table:style-name="Tabelle5.A1" office:value-type="string">
              <text:p text:style-name="P7">Funktion</text:p>
            </table:table-cell>
            <table:table-cell table:style-name="Tabelle5.A1" office:value-type="string">
              <text:p text:style-name="P7">Beschreibung</text:p>
            </table:table-cell>
          </table:table-row>
        </table:table-header-rows>
        <table:table-row>
          <table:table-cell table:style-name="Tabelle5.A1" office:value-type="string">
            <text:p text:style-name="Table_20_Contents"><text:span text:style-name="Strong_20_Emphasis"><text:span text:style-name="T9">Köchin Imla Fer</text:span></text:span></text:p>
          </table:table-cell>
          <table:table-cell table:style-name="Tabelle5.A1" office:value-type="string">
            <text:p text:style-name="P10">Hauptverpflegung</text:p>
          </table:table-cell>
          <table:table-cell table:style-name="Tabelle5.A1" office:value-type="string">
            <text:p text:style-name="P10">Kräftige Felin mit kurzem Fell. Schimpft laut, aber liebt die Kinder insgeheim.</text:p>
          </table:table-cell>
        </table:table-row>
        <table:table-row>
          <table:table-cell table:style-name="Tabelle5.A1" office:value-type="string">
            <text:p text:style-name="Table_20_Contents"><text:span text:style-name="Strong_20_Emphasis"><text:span text:style-name="T9">Assistent „Kern“</text:span></text:span></text:p>
          </table:table-cell>
          <table:table-cell table:style-name="Tabelle5.A1" office:value-type="string">
            <text:p text:style-name="P10">Küchenhelfer (Exo-Arm-Prothese)</text:p>
          </table:table-cell>
          <table:table-cell table:style-name="Tabelle5.A1" office:value-type="string">
            <text:p text:style-name="P10">Stiller, mechanisch geschickter Felin. Arbeitet mit Ersatzarm aus Metall.</text:p>
          </table:table-cell>
        </table:table-row>
        <table:table-row>
          <table:table-cell table:style-name="Tabelle5.A1" office:value-type="string">
            <text:p text:style-name="Table_20_Contents"><text:span text:style-name="Strong_20_Emphasis"><text:span text:style-name="T9">Vorratswart „Sumpf“</text:span></text:span></text:p>
          </table:table-cell>
          <table:table-cell table:style-name="Tabelle5.A1" office:value-type="string">
            <text:p text:style-name="P10">Rationenlager</text:p>
          </table:table-cell>
          <table:table-cell table:style-name="Tabelle5.A1" office:value-type="string">
            <text:p text:style-name="P10">Dünner, nervöser Typ. Weiß über jede verschwundene Mahlzeit Bescheid.</text:p>
          </table:table-cell>
        </table:table-row>
        <table:table-row>
          <table:table-cell table:style-name="Tabelle5.A1" office:value-type="string">
            <text:p text:style-name="Table_20_Contents"><text:span text:style-name="Strong_20_Emphasis"><text:span text:style-name="T9">Hilfskadetten</text:span></text:span></text:p>
          </table:table-cell>
          <table:table-cell table:style-name="Tabelle5.A1" office:value-type="string">
            <text:p text:style-name="P10">Abwechselnd eingeteilt</text:p>
          </table:table-cell>
          <table:table-cell table:style-name="Tabelle5.A1" office:value-type="string">
            <text:p text:style-name="P10">Rotationsdienst: Putzen, Wasser holen, Schüsseln tragen – nicht beliebt, aber lehrreich.</text:p>
          </table:table-cell>
        </table:table-row>
      </table:table>
      <text:h text:style-name="P63" text:outline-level="2"/>
      <text:h text:style-name="Heading_20_2" text:outline-level="2"><text:bookmark-start text:name="__RefHeading___Toc3629_3924015"/>🏕️ <text:span text:style-name="Strong_20_Emphasis">D. Kadettenzelte (10 Trupps)</text:span> <text:bookmark-end text:name="__RefHeading___Toc3629_3924015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header-rows>
          <table:table-row>
            <table:table-cell table:style-name="Tabelle7.A1" office:value-type="string">
              <text:p text:style-name="P10">Zelt &amp; Führung</text:p>
            </table:table-cell>
            <table:table-cell table:style-name="Tabelle7.A1" office:value-type="string">
              <text:p text:style-name="P10">Name des Trupps</text:p>
            </table:table-cell>
            <table:table-cell table:style-name="Tabelle7.A1" office:value-type="string">
              <text:p text:style-name="P10">Eigenart / Motto</text:p>
            </table:table-cell>
          </table:table-row>
        </table:table-header-rows>
        <table:table-row>
          <table:table-cell table:style-name="Tabelle7.A1" office:value-type="string">
            <text:p text:style-name="P10"><text:span text:style-name="T20">Zelt 1 – Sol</text:span><text:line-break/>Führer: Radoa Emy</text:p>
          </table:table-cell>
          <table:table-cell table:style-name="Tabelle7.A1" office:value-type="string">
            <text:p text:style-name="P12">Die Ehrvollen Krieger</text:p>
          </table:table-cell>
          <table:table-cell table:style-name="Tabelle7.A1" office:value-type="string">
            <text:p text:style-name="P10">Immer zu früh auf, glauben an Ordnung, Stärke und Pflicht. Ihr Zelt ist blitzsauber.</text:p>
          </table:table-cell>
        </table:table-row>
        <table:table-row>
          <table:table-cell table:style-name="Tabelle7.A1" office:value-type="string">
            <text:p text:style-name="P10"><text:span text:style-name="T20">Zelt 2 – Rayn</text:span><text:line-break/>Führer: Brul Eryn</text:p>
          </table:table-cell>
          <table:table-cell table:style-name="Tabelle7.A1" office:value-type="string">
            <text:p text:style-name="P11">Die Lauten Funken</text:p>
          </table:table-cell>
          <table:table-cell table:style-name="Tabelle7.A1" office:value-type="string">
            <text:p text:style-name="P10">Wettbewerbsfreudig, laut, witzig – ständig in Bewegung, oft Strafdienst.</text:p>
          </table:table-cell>
        </table:table-row>
        <table:table-row>
          <table:table-cell table:style-name="Tabelle7.A1" office:value-type="string">
            <text:p text:style-name="P10"><text:span text:style-name="T20">Zelt 3 – Korr</text:span><text:line-break/>Führer: Nand Tilor</text:p>
          </table:table-cell>
          <table:table-cell table:style-name="Tabelle7.A1" office:value-type="string">
            <text:p text:style-name="P11">Die Klugen Marser</text:p>
          </table:table-cell>
          <table:table-cell table:style-name="Tabelle7.A1" office:value-type="string">
            <text:p text:style-name="P10">Bastler, Funker, Tüftler – heimliche Freunde von Lyra-7.</text:p>
          </table:table-cell>
        </table:table-row>
        <table:table-row>
          <table:table-cell table:style-name="Tabelle7.A1" office:value-type="string">
            <text:p text:style-name="P10"><text:span text:style-name="T20">Zelt 4 – Tann</text:span><text:line-break/>Führer: Orb Merr</text:p>
          </table:table-cell>
          <table:table-cell table:style-name="Tabelle7.A1" office:value-type="string">
            <text:p text:style-name="P11">Das Heroldsgespann</text:p>
          </table:table-cell>
          <table:table-cell table:style-name="Tabelle7.A1" office:value-type="string">
            <text:p text:style-name="P10">Sportlich, loyal, etwas stur. Sie übernehmen gern Botengänge durchs Lager.</text:p>
          </table:table-cell>
        </table:table-row>
        <table:table-row>
          <table:table-cell table:style-name="Tabelle7.A1" office:value-type="string">
            <text:p text:style-name="P10"><text:span text:style-name="T20">Zelt 5 – Emyr</text:span><text:line-break/>Führer: Berf Konn</text:p>
          </table:table-cell>
          <table:table-cell table:style-name="Tabelle7.A1" office:value-type="string">
            <text:p text:style-name="P11">Die Jungen Flammen</text:p>
          </table:table-cell>
          <table:table-cell table:style-name="Tabelle7.A1" office:value-type="string">
            <text:p text:style-name="P10">Die jüngsten Kadetten. Viel Herz, wenig Kraft, aber unerschütterlicher Zusammenhalt.</text:p>
          </table:table-cell>
        </table:table-row>
        <table:table-row>
          <table:table-cell table:style-name="Tabelle7.A1" office:value-type="string">
            <text:p text:style-name="P10"><text:span text:style-name="T20">Zelt 6 – Brakk</text:span><text:line-break/>Führer: Chryss Lorn</text:p>
          </table:table-cell>
          <table:table-cell table:style-name="Tabelle7.A1" office:value-type="string">
            <text:p text:style-name="P11">Die Wachsamen Augen</text:p>
          </table:table-cell>
          <table:table-cell table:style-name="Tabelle7.A1" office:value-type="string">
            <text:p text:style-name="P10">Ernst, diszipliniert, übernehmen freiwillig Wachdienste.</text:p>
          </table:table-cell>
        </table:table-row>
        <table:table-row>
          <table:table-cell table:style-name="Tabelle7.A1" office:value-type="string">
            <text:p text:style-name="P10"><text:span text:style-name="T20">Zelt 7 – Lorn</text:span><text:line-break/>Führer: Honay Tess</text:p>
          </table:table-cell>
          <table:table-cell table:style-name="Tabelle7.A1" office:value-type="string">
            <text:p text:style-name="P11">Die Fragenden Seelen</text:p>
          </table:table-cell>
          <table:table-cell table:style-name="Tabelle7.A1" office:value-type="string">
            <text:p text:style-name="P10">Philosophisch, zweifelnd, leise – sie schreiben heimlich Gedankenbücher.</text:p>
          </table:table-cell>
        </table:table-row>
        <table:table-row>
          <table:table-cell table:style-name="Tabelle7.A1" office:value-type="string">
            <text:p text:style-name="P10"><text:span text:style-name="T20">Zelt 8 – Njut</text:span><text:line-break/>Führer: Halo Perr</text:p>
          </table:table-cell>
          <table:table-cell table:style-name="Tabelle7.A1" office:value-type="string">
            <text:p text:style-name="P11">Die Stillen Pfoten</text:p>
          </table:table-cell>
          <table:table-cell table:style-name="Tabelle7.A1" office:value-type="string">
            <text:p text:style-name="P10">Beobachter, Späher, ruhige Kraft. Sehen und hören alles.</text:p>
          </table:table-cell>
        </table:table-row>
        <table:table-row>
          <table:table-cell table:style-name="Tabelle7.A1" office:value-type="string">
            <text:p text:style-name="P10"><text:span text:style-name="T20">Zelt 9 – Orb</text:span><text:line-break/>Führer: Ray Tenn</text:p>
          </table:table-cell>
          <table:table-cell table:style-name="Tabelle7.A1" office:value-type="string">
            <text:p text:style-name="P11">Die Bastler von Rotstahl</text:p>
          </table:table-cell>
          <table:table-cell table:style-name="Tabelle7.A1" office:value-type="string">
            <text:p text:style-name="P10">Erfinderisch, improvisationsstark – sie bauen Katapulte und Lampen aus Schrott.</text:p>
          </table:table-cell>
        </table:table-row>
        <table:table-row>
          <table:table-cell table:style-name="Tabelle7.A1" office:value-type="string">
            <text:p text:style-name="P10"><text:span text:style-name="T20">Zelt 10 – Ferra</text:span><text:line-break/>Führer: Erf Marn</text:p>
          </table:table-cell>
          <table:table-cell table:style-name="Tabelle7.A1" office:value-type="string">
            <text:p text:style-name="P11">Die Alten Pfadfinder</text:p>
          </table:table-cell>
          <table:table-cell table:style-name="Tabelle7.A1" office:value-type="string">
            <text:p text:style-name="P10">Erfahren, ruhig, führen Jüngere an. Ihre Geschichten handeln von früher Freiheit.</text:p>
          </table:table-cell>
        </table:table-row>
      </table:table>
      <text:p text:style-name="P19"/>
      <text:h text:style-name="P63" text:outline-level="2"/>
      <text:h text:style-name="P29" text:outline-level="1"><text:bookmark-start text:name="__RefHeading___Toc3746_3924015"/>Karten<text:bookmark-end text:name="__RefHeading___Toc3746_3924015"/></text:h>
      <text:h text:style-name="Heading_20_2" text:outline-level="2"><text:bookmark-start text:name="__RefHeading___Toc3748_3924015"/>Karte 1 – <text:span text:style-name="T26">Das Zeltlager</text:span><text:bookmark-end text:name="__RefHeading___Toc3748_3924015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750_3924015"/>Karte 2 - Planspiel<text:bookmark-end text:name="__RefHeading___Toc3750_3924015"/></text:h>
      <text:h text:style-name="P28" text:outline-level="1"><text:bookmark-start text:name="__RefHeading___Toc3631_3924015"/>Handouts<text:bookmark-end text:name="__RefHeading___Toc3631_3924015"/></text:h>
      <text:h text:style-name="P30" text:outline-level="1"><text:bookmark-start text:name="__RefHeading___Toc3631_3924015 Kopie 1"/>Handouts<text:bookmark-end text:name="__RefHeading___Toc3631_3924015 Kopie 1"/></text:h>
      <text:h text:style-name="P37" text:outline-level="2"><text:bookmark-start text:name="__RefHeading___Toc3633_3924015"/><text:span text:style-name="T18">Handout 1 – </text:span>Morsealphabet – <text:span text:style-name="T28">nach Erscheinung</text:span><text:bookmark-end text:name="__RefHeading___Toc3633_3924015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elle2.1">
          <table:table-cell table:style-name="Tabelle2.A1" office:value-type="string">
            <text:p text:style-name="P17">Buchstabe</text:p>
          </table:table-cell>
          <table:table-cell table:style-name="Tabelle2.A1" office:value-type="string">
            <text:p text:style-name="P18"><text:s text:c="2"/>Morse</text:p>
          </table:table-cell>
          <table:table-cell table:style-name="Tabelle2.A1" office:value-type="string">
            <text:p text:style-name="P18">Merkwort</text:p>
          </table:table-cell>
          <table:table-cell table:style-name="Tabelle2.A1" office:value-type="string">
            <text:p text:style-name="P17">Buchstabe</text:p>
          </table:table-cell>
          <table:table-cell table:style-name="Tabelle2.A1" office:value-type="string">
            <text:p text:style-name="P18"><text:s text:c="2"/>Morse</text:p>
          </table:table-cell>
          <table:table-cell table:style-name="Tabelle2.F1" office:value-type="string">
            <text:p text:style-name="P18">Merkwort</text:p>
          </table:table-cell>
        </table:table-row>
        <table:table-row table:style-name="Tabelle2.2">
          <table:table-cell table:style-name="Tabelle2.A2" office:value-type="string">
            <text:p text:style-name="P14">E</text:p>
          </table:table-cell>
          <table:table-cell table:style-name="Tabelle2.A2" office:value-type="string">
            <text:p text:style-name="P15">·</text:p>
          </table:table-cell>
          <table:table-cell table:style-name="Tabelle2.A2" office:value-type="string">
            <text:p text:style-name="P15">Eis</text:p>
          </table:table-cell>
          <table:table-cell table:style-name="Tabelle2.A2" office:value-type="string">
            <text:p text:style-name="P14">T</text:p>
          </table:table-cell>
          <table:table-cell table:style-name="Tabelle2.A2" office:value-type="string">
            <text:p text:style-name="P15">—</text:p>
          </table:table-cell>
          <table:table-cell table:style-name="Tabelle2.F2" office:value-type="string">
            <text:p text:style-name="P15">Tor</text:p>
          </table:table-cell>
        </table:table-row>
        <table:table-row table:style-name="Tabelle2.1">
          <table:table-cell table:style-name="Tabelle2.A2" office:value-type="string">
            <text:p text:style-name="P14">I</text:p>
          </table:table-cell>
          <table:table-cell table:style-name="Tabelle2.A2" office:value-type="string">
            <text:p text:style-name="P15">· ·</text:p>
          </table:table-cell>
          <table:table-cell table:style-name="Tabelle2.A2" office:value-type="string">
            <text:p text:style-name="P15">Insel</text:p>
          </table:table-cell>
          <table:table-cell table:style-name="Tabelle2.A2" office:value-type="string">
            <text:p text:style-name="P14">N</text:p>
          </table:table-cell>
          <table:table-cell table:style-name="Tabelle2.A2" office:value-type="string">
            <text:p text:style-name="P15">— ·</text:p>
          </table:table-cell>
          <table:table-cell table:style-name="Tabelle2.F2" office:value-type="string">
            <text:p text:style-name="P15">Norden</text:p>
          </table:table-cell>
        </table:table-row>
        <table:table-row table:style-name="Tabelle2.2">
          <table:table-cell table:style-name="Tabelle2.A2" office:value-type="string">
            <text:p text:style-name="P16">S</text:p>
          </table:table-cell>
          <table:table-cell table:style-name="Tabelle2.A2" office:value-type="string">
            <text:p text:style-name="P15">· · ·</text:p>
          </table:table-cell>
          <table:table-cell table:style-name="Tabelle2.A2" office:value-type="string">
            <text:p text:style-name="P15">Sausewind</text:p>
          </table:table-cell>
          <table:table-cell table:style-name="Tabelle2.A2" office:value-type="string">
            <text:p text:style-name="P14">D</text:p>
          </table:table-cell>
          <table:table-cell table:style-name="Tabelle2.A2" office:value-type="string">
            <text:p text:style-name="P15">— · ·</text:p>
          </table:table-cell>
          <table:table-cell table:style-name="Tabelle2.F2" office:value-type="string">
            <text:p text:style-name="P15">Dosenbier</text:p>
          </table:table-cell>
        </table:table-row>
        <table:table-row table:style-name="Tabelle2.1">
          <table:table-cell table:style-name="Tabelle2.A2" office:value-type="string">
            <text:p text:style-name="P14">H</text:p>
          </table:table-cell>
          <table:table-cell table:style-name="Tabelle2.A2" office:value-type="string">
            <text:p text:style-name="P15">· · · ·</text:p>
          </table:table-cell>
          <table:table-cell table:style-name="Tabelle2.A2" office:value-type="string">
            <text:p text:style-name="P15">Hausbesitzer</text:p>
          </table:table-cell>
          <table:table-cell table:style-name="Tabelle2.A2" office:value-type="string">
            <text:p text:style-name="P14">B</text:p>
          </table:table-cell>
          <table:table-cell table:style-name="Tabelle2.A2" office:value-type="string">
            <text:p text:style-name="P15">— · · ·</text:p>
          </table:table-cell>
          <table:table-cell table:style-name="Tabelle2.F2" office:value-type="string">
            <text:p text:style-name="P15">Bohnensuppe</text:p>
          </table:table-cell>
        </table:table-row>
        <table:table-row table:style-name="Tabelle2.2">
          <table:table-cell table:style-name="Tabelle2.A2" office:value-type="string">
            <text:p text:style-name="P14">V</text:p>
          </table:table-cell>
          <table:table-cell table:style-name="Tabelle2.A2" office:value-type="string">
            <text:p text:style-name="P15">· · · —</text:p>
          </table:table-cell>
          <table:table-cell table:style-name="Tabelle2.A2" office:value-type="string">
            <text:p text:style-name="P15">Ventilator</text:p>
          </table:table-cell>
          <table:table-cell table:style-name="Tabelle2.A2" office:value-type="string">
            <text:p text:style-name="P14">X</text:p>
          </table:table-cell>
          <table:table-cell table:style-name="Tabelle2.A2" office:value-type="string">
            <text:p text:style-name="P15">— · · —</text:p>
          </table:table-cell>
          <table:table-cell table:style-name="Tabelle2.F2" office:value-type="string">
            <text:p text:style-name="P15">Xo ist kein Wort</text:p>
          </table:table-cell>
        </table:table-row>
        <table:table-row table:style-name="Tabelle2.1">
          <table:table-cell table:style-name="Tabelle2.A2" office:value-type="string">
            <text:p text:style-name="P14">U</text:p>
          </table:table-cell>
          <table:table-cell table:style-name="Tabelle2.A2" office:value-type="string">
            <text:p text:style-name="P15">· · —</text:p>
          </table:table-cell>
          <table:table-cell table:style-name="Tabelle2.A2" office:value-type="string">
            <text:p text:style-name="P15">Uhlendorf</text:p>
          </table:table-cell>
          <table:table-cell table:style-name="Tabelle2.A2" office:value-type="string">
            <text:p text:style-name="P14">K</text:p>
          </table:table-cell>
          <table:table-cell table:style-name="Tabelle2.A2" office:value-type="string">
            <text:p text:style-name="P15">— · —</text:p>
          </table:table-cell>
          <table:table-cell table:style-name="Tabelle2.F2" office:value-type="string">
            <text:p text:style-name="P15">Kohlendorf</text:p>
          </table:table-cell>
        </table:table-row>
        <table:table-row table:style-name="Tabelle2.2">
          <table:table-cell table:style-name="Tabelle2.A2" office:value-type="string">
            <text:p text:style-name="P14">F</text:p>
          </table:table-cell>
          <table:table-cell table:style-name="Tabelle2.A2" office:value-type="string">
            <text:p text:style-name="P15">· · — ·</text:p>
          </table:table-cell>
          <table:table-cell table:style-name="Tabelle2.A2" office:value-type="string">
            <text:p text:style-name="P15">Frankfurt Oder</text:p>
          </table:table-cell>
          <table:table-cell table:style-name="Tabelle2.A2" office:value-type="string">
            <text:p text:style-name="P14">C</text:p>
          </table:table-cell>
          <table:table-cell table:style-name="Tabelle2.A2" office:value-type="string">
            <text:p text:style-name="P15">— · — ·</text:p>
          </table:table-cell>
          <table:table-cell table:style-name="Tabelle2.F2" office:value-type="string">
            <text:p text:style-name="P15">Coburg Gotha</text:p>
          </table:table-cell>
        </table:table-row>
        <table:table-row table:style-name="Tabelle2.1">
          <table:table-cell table:style-name="Tabelle2.A2" office:value-type="string">
            <text:p text:style-name="P14">A</text:p>
          </table:table-cell>
          <table:table-cell table:style-name="Tabelle2.A2" office:value-type="string">
            <text:p text:style-name="P15">· —</text:p>
          </table:table-cell>
          <table:table-cell table:style-name="Tabelle2.A2" office:value-type="string">
            <text:p text:style-name="P15">Atom</text:p>
          </table:table-cell>
          <table:table-cell table:style-name="Tabelle2.A2" office:value-type="string">
            <text:p text:style-name="P14">Y</text:p>
          </table:table-cell>
          <table:table-cell table:style-name="Tabelle2.A2" office:value-type="string">
            <text:p text:style-name="P15">— · — —</text:p>
          </table:table-cell>
          <table:table-cell table:style-name="Tabelle2.F2" office:value-type="string">
            <text:p text:style-name="P15">Yo und Yoyo</text:p>
          </table:table-cell>
        </table:table-row>
        <table:table-row table:style-name="Tabelle2.2">
          <table:table-cell table:style-name="Tabelle2.A2" office:value-type="string">
            <text:p text:style-name="P14">R</text:p>
          </table:table-cell>
          <table:table-cell table:style-name="Tabelle2.A2" office:value-type="string">
            <text:p text:style-name="P15">· — ·</text:p>
          </table:table-cell>
          <table:table-cell table:style-name="Tabelle2.A2" office:value-type="string">
            <text:p text:style-name="P15">Revolver</text:p>
          </table:table-cell>
          <table:table-cell table:style-name="Tabelle2.A2" office:value-type="string">
            <text:p text:style-name="P14">M</text:p>
          </table:table-cell>
          <table:table-cell table:style-name="Tabelle2.A2" office:value-type="string">
            <text:p text:style-name="P15">— —</text:p>
          </table:table-cell>
          <table:table-cell table:style-name="Tabelle2.F2" office:value-type="string">
            <text:p text:style-name="P15">Motor</text:p>
          </table:table-cell>
        </table:table-row>
        <table:table-row table:style-name="Tabelle2.1">
          <table:table-cell table:style-name="Tabelle2.A2" office:value-type="string">
            <text:p text:style-name="P14">L</text:p>
          </table:table-cell>
          <table:table-cell table:style-name="Tabelle2.A2" office:value-type="string">
            <text:p text:style-name="P15">· — · ·</text:p>
          </table:table-cell>
          <table:table-cell table:style-name="Tabelle2.A2" office:value-type="string">
            <text:p text:style-name="P15">Limonade</text:p>
          </table:table-cell>
          <table:table-cell table:style-name="Tabelle2.A2" office:value-type="string">
            <text:p text:style-name="P14">G</text:p>
          </table:table-cell>
          <table:table-cell table:style-name="Tabelle2.A2" office:value-type="string">
            <text:p text:style-name="P15">— — ·</text:p>
          </table:table-cell>
          <table:table-cell table:style-name="Tabelle2.F2" office:value-type="string">
            <text:p text:style-name="P15">Grossmogul</text:p>
          </table:table-cell>
        </table:table-row>
        <table:table-row table:style-name="Tabelle2.2">
          <table:table-cell table:style-name="Tabelle2.A2" office:value-type="string">
            <text:p text:style-name="P14">W</text:p>
          </table:table-cell>
          <table:table-cell table:style-name="Tabelle2.A2" office:value-type="string">
            <text:p text:style-name="P15">· — —</text:p>
          </table:table-cell>
          <table:table-cell table:style-name="Tabelle2.A2" office:value-type="string">
            <text:p text:style-name="P15">Windrotor</text:p>
          </table:table-cell>
          <table:table-cell table:style-name="Tabelle2.A2" office:value-type="string">
            <text:p text:style-name="P14">Z</text:p>
          </table:table-cell>
          <table:table-cell table:style-name="Tabelle2.A2" office:value-type="string">
            <text:p text:style-name="P15">— — · ·</text:p>
          </table:table-cell>
          <table:table-cell table:style-name="Tabelle2.F2" office:value-type="string">
            <text:p text:style-name="P15">Zorromaske</text:p>
          </table:table-cell>
        </table:table-row>
        <table:table-row table:style-name="Tabelle2.1">
          <table:table-cell table:style-name="Tabelle2.A2" office:value-type="string">
            <text:p text:style-name="P14">P</text:p>
          </table:table-cell>
          <table:table-cell table:style-name="Tabelle2.A2" office:value-type="string">
            <text:p text:style-name="P15">· — — ·</text:p>
          </table:table-cell>
          <table:table-cell table:style-name="Tabelle2.A2" office:value-type="string">
            <text:p text:style-name="P15">Pilotohren</text:p>
          </table:table-cell>
          <table:table-cell table:style-name="Tabelle2.A2" office:value-type="string">
            <text:p text:style-name="P14">Q</text:p>
          </table:table-cell>
          <table:table-cell table:style-name="Tabelle2.A2" office:value-type="string">
            <text:p text:style-name="P15">— — · —</text:p>
          </table:table-cell>
          <table:table-cell table:style-name="Tabelle2.F2" office:value-type="string">
            <text:p text:style-name="P15">Quolsdorf bei Forst</text:p>
          </table:table-cell>
        </table:table-row>
        <table:table-row table:style-name="Tabelle2.2">
          <table:table-cell table:style-name="Tabelle2.A2" office:value-type="string">
            <text:p text:style-name="P14">J</text:p>
          </table:table-cell>
          <table:table-cell table:style-name="Tabelle2.A2" office:value-type="string">
            <text:p text:style-name="P15">· — — —</text:p>
          </table:table-cell>
          <table:table-cell table:style-name="Tabelle2.A2" office:value-type="string">
            <text:p text:style-name="P15">Judo Otto</text:p>
          </table:table-cell>
          <table:table-cell table:style-name="Tabelle2.A2" office:value-type="string">
            <text:p text:style-name="P14">O</text:p>
          </table:table-cell>
          <table:table-cell table:style-name="Tabelle2.A2" office:value-type="string">
            <text:p text:style-name="P15">— — —</text:p>
          </table:table-cell>
          <table:table-cell table:style-name="Tabelle2.F2" office:value-type="string">
            <text:p text:style-name="P15">O Otto</text:p>
          </table:table-cell>
        </table:table-row>
      </table:table>
      <text:h text:style-name="P37" text:outline-level="2"><text:bookmark-start text:name="__RefHeading___Toc3633_3924015 Kopie 1"/><text:span text:style-name="T18">Handout </text:span><text:span text:style-name="T29">2</text:span><text:span text:style-name="T18"> – </text:span>Morsealphabet – <text:span text:style-name="T28">alphabetisch</text:span><text:bookmark-end text:name="__RefHeading___Toc3633_3924015 Kopie 1"/>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able:table-row table:style-name="Tabelle6.1">
          <table:table-cell table:style-name="Tabelle6.A1" office:value-type="string">
            <text:p text:style-name="P17">Buchstabe</text:p>
          </table:table-cell>
          <table:table-cell table:style-name="Tabelle6.A1" office:value-type="string">
            <text:p text:style-name="P18"><text:s text:c="2"/>Morse</text:p>
          </table:table-cell>
          <table:table-cell table:style-name="Tabelle6.A1" office:value-type="string">
            <text:p text:style-name="P18">Merkwort</text:p>
          </table:table-cell>
          <table:table-cell table:style-name="Tabelle6.A1" office:value-type="string">
            <text:p text:style-name="P17">Buchstabe</text:p>
          </table:table-cell>
          <table:table-cell table:style-name="Tabelle6.A1" office:value-type="string">
            <text:p text:style-name="P18"><text:s text:c="2"/>Morse</text:p>
          </table:table-cell>
          <table:table-cell table:style-name="Tabelle6.F1" office:value-type="string">
            <text:p text:style-name="P18">Merkwort</text:p>
          </table:table-cell>
        </table:table-row>
        <table:table-row table:style-name="Tabelle6.2">
          <table:table-cell table:style-name="Tabelle6.A2" office:value-type="string">
            <text:p text:style-name="P14">A</text:p>
          </table:table-cell>
          <table:table-cell table:style-name="Tabelle6.A2" office:value-type="string">
            <text:p text:style-name="P15">· —</text:p>
          </table:table-cell>
          <table:table-cell table:style-name="Tabelle6.A2" office:value-type="string">
            <text:p text:style-name="P15">Atom</text:p>
          </table:table-cell>
          <table:table-cell table:style-name="Tabelle6.A2" office:value-type="string">
            <text:p text:style-name="P14">N</text:p>
          </table:table-cell>
          <table:table-cell table:style-name="Tabelle6.A2" office:value-type="string">
            <text:p text:style-name="P15">— ·</text:p>
          </table:table-cell>
          <table:table-cell table:style-name="Tabelle6.F2" office:value-type="string">
            <text:p text:style-name="P15">Norden</text:p>
          </table:table-cell>
        </table:table-row>
        <table:table-row table:style-name="Tabelle6.2">
          <table:table-cell table:style-name="Tabelle6.A2" office:value-type="string">
            <text:p text:style-name="P14">B</text:p>
          </table:table-cell>
          <table:table-cell table:style-name="Tabelle6.A2" office:value-type="string">
            <text:p text:style-name="P15">— · · ·</text:p>
          </table:table-cell>
          <table:table-cell table:style-name="Tabelle6.A2" office:value-type="string">
            <text:p text:style-name="P15">Bohnensupper</text:p>
          </table:table-cell>
          <table:table-cell table:style-name="Tabelle6.A2" office:value-type="string">
            <text:p text:style-name="P14">O</text:p>
          </table:table-cell>
          <table:table-cell table:style-name="Tabelle6.A2" office:value-type="string">
            <text:p text:style-name="P15">— — —</text:p>
          </table:table-cell>
          <table:table-cell table:style-name="Tabelle6.F2" office:value-type="string">
            <text:p text:style-name="P15">O Otto</text:p>
          </table:table-cell>
        </table:table-row>
        <table:table-row table:style-name="Tabelle6.2">
          <table:table-cell table:style-name="Tabelle6.A2" office:value-type="string">
            <text:p text:style-name="P14">C</text:p>
          </table:table-cell>
          <table:table-cell table:style-name="Tabelle6.A2" office:value-type="string">
            <text:p text:style-name="P15">— · — ·</text:p>
          </table:table-cell>
          <table:table-cell table:style-name="Tabelle6.A2" office:value-type="string">
            <text:p text:style-name="P15">Coburg Gotha</text:p>
          </table:table-cell>
          <table:table-cell table:style-name="Tabelle6.A2" office:value-type="string">
            <text:p text:style-name="P14">P</text:p>
          </table:table-cell>
          <table:table-cell table:style-name="Tabelle6.A2" office:value-type="string">
            <text:p text:style-name="P15">· — — ·</text:p>
          </table:table-cell>
          <table:table-cell table:style-name="Tabelle6.F2" office:value-type="string">
            <text:p text:style-name="P15">Pilotohren</text:p>
          </table:table-cell>
        </table:table-row>
        <table:table-row table:style-name="Tabelle6.2">
          <table:table-cell table:style-name="Tabelle6.A2" office:value-type="string">
            <text:p text:style-name="P14">D</text:p>
          </table:table-cell>
          <table:table-cell table:style-name="Tabelle6.A2" office:value-type="string">
            <text:p text:style-name="P15">— · ·</text:p>
          </table:table-cell>
          <table:table-cell table:style-name="Tabelle6.A2" office:value-type="string">
            <text:p text:style-name="P15">Dosenbier</text:p>
          </table:table-cell>
          <table:table-cell table:style-name="Tabelle6.A2" office:value-type="string">
            <text:p text:style-name="P14">Q</text:p>
          </table:table-cell>
          <table:table-cell table:style-name="Tabelle6.A2" office:value-type="string">
            <text:p text:style-name="P15">— — · —</text:p>
          </table:table-cell>
          <table:table-cell table:style-name="Tabelle6.F2" office:value-type="string">
            <text:p text:style-name="P15">Quolsdorf bei Forst</text:p>
          </table:table-cell>
        </table:table-row>
        <table:table-row table:style-name="Tabelle6.2">
          <table:table-cell table:style-name="Tabelle6.A2" office:value-type="string">
            <text:p text:style-name="P14">E</text:p>
          </table:table-cell>
          <table:table-cell table:style-name="Tabelle6.A2" office:value-type="string">
            <text:p text:style-name="P15">·</text:p>
          </table:table-cell>
          <table:table-cell table:style-name="Tabelle6.A2" office:value-type="string">
            <text:p text:style-name="P15">Eis</text:p>
          </table:table-cell>
          <table:table-cell table:style-name="Tabelle6.A2" office:value-type="string">
            <text:p text:style-name="P14">R</text:p>
          </table:table-cell>
          <table:table-cell table:style-name="Tabelle6.A2" office:value-type="string">
            <text:p text:style-name="P15">· — ·</text:p>
          </table:table-cell>
          <table:table-cell table:style-name="Tabelle6.F2" office:value-type="string">
            <text:p text:style-name="P15">Revolver</text:p>
          </table:table-cell>
        </table:table-row>
        <table:table-row table:style-name="Tabelle6.2">
          <table:table-cell table:style-name="Tabelle6.A2" office:value-type="string">
            <text:p text:style-name="P14">F</text:p>
          </table:table-cell>
          <table:table-cell table:style-name="Tabelle6.A2" office:value-type="string">
            <text:p text:style-name="P15">· · — ·</text:p>
          </table:table-cell>
          <table:table-cell table:style-name="Tabelle6.A2" office:value-type="string">
            <text:p text:style-name="P15">Frankfurt Oder</text:p>
          </table:table-cell>
          <table:table-cell table:style-name="Tabelle6.A2" office:value-type="string">
            <text:p text:style-name="P14">S</text:p>
          </table:table-cell>
          <table:table-cell table:style-name="Tabelle6.A2" office:value-type="string">
            <text:p text:style-name="P15">· · ·</text:p>
          </table:table-cell>
          <table:table-cell table:style-name="Tabelle6.F2" office:value-type="string">
            <text:p text:style-name="P15">Sausewind</text:p>
          </table:table-cell>
        </table:table-row>
        <table:table-row table:style-name="Tabelle6.2">
          <table:table-cell table:style-name="Tabelle6.A2" office:value-type="string">
            <text:p text:style-name="P14">G</text:p>
          </table:table-cell>
          <table:table-cell table:style-name="Tabelle6.A2" office:value-type="string">
            <text:p text:style-name="P15">— — ·</text:p>
          </table:table-cell>
          <table:table-cell table:style-name="Tabelle6.A2" office:value-type="string">
            <text:p text:style-name="P15">Grossmogul</text:p>
          </table:table-cell>
          <table:table-cell table:style-name="Tabelle6.A2" office:value-type="string">
            <text:p text:style-name="P14">T</text:p>
          </table:table-cell>
          <table:table-cell table:style-name="Tabelle6.A2" office:value-type="string">
            <text:p text:style-name="P15">—</text:p>
          </table:table-cell>
          <table:table-cell table:style-name="Tabelle6.F2" office:value-type="string">
            <text:p text:style-name="P15">Tor</text:p>
          </table:table-cell>
        </table:table-row>
        <table:table-row table:style-name="Tabelle6.2">
          <table:table-cell table:style-name="Tabelle6.A2" office:value-type="string">
            <text:p text:style-name="P14">H</text:p>
          </table:table-cell>
          <table:table-cell table:style-name="Tabelle6.A2" office:value-type="string">
            <text:p text:style-name="P15">· · · ·</text:p>
          </table:table-cell>
          <table:table-cell table:style-name="Tabelle6.A2" office:value-type="string">
            <text:p text:style-name="P15">Hausbesitzer</text:p>
          </table:table-cell>
          <table:table-cell table:style-name="Tabelle6.A2" office:value-type="string">
            <text:p text:style-name="P14">U</text:p>
          </table:table-cell>
          <table:table-cell table:style-name="Tabelle6.A2" office:value-type="string">
            <text:p text:style-name="P15">· · —</text:p>
          </table:table-cell>
          <table:table-cell table:style-name="Tabelle6.F2" office:value-type="string">
            <text:p text:style-name="P15">Uhlendorf</text:p>
          </table:table-cell>
        </table:table-row>
        <table:table-row table:style-name="Tabelle6.2">
          <table:table-cell table:style-name="Tabelle6.A2" office:value-type="string">
            <text:p text:style-name="P14">I</text:p>
          </table:table-cell>
          <table:table-cell table:style-name="Tabelle6.A2" office:value-type="string">
            <text:p text:style-name="P15">· ·</text:p>
          </table:table-cell>
          <table:table-cell table:style-name="Tabelle6.A2" office:value-type="string">
            <text:p text:style-name="P15">Insel</text:p>
          </table:table-cell>
          <table:table-cell table:style-name="Tabelle6.A2" office:value-type="string">
            <text:p text:style-name="P14">V</text:p>
          </table:table-cell>
          <table:table-cell table:style-name="Tabelle6.A2" office:value-type="string">
            <text:p text:style-name="P15">· · · —</text:p>
          </table:table-cell>
          <table:table-cell table:style-name="Tabelle6.F2" office:value-type="string">
            <text:p text:style-name="P15">Ventilator</text:p>
          </table:table-cell>
        </table:table-row>
        <table:table-row table:style-name="Tabelle6.2">
          <table:table-cell table:style-name="Tabelle6.A2" office:value-type="string">
            <text:p text:style-name="P14">J</text:p>
          </table:table-cell>
          <table:table-cell table:style-name="Tabelle6.A2" office:value-type="string">
            <text:p text:style-name="P15">· — — —</text:p>
          </table:table-cell>
          <table:table-cell table:style-name="Tabelle6.A2" office:value-type="string">
            <text:p text:style-name="P15">Judo Otto</text:p>
          </table:table-cell>
          <table:table-cell table:style-name="Tabelle6.A2" office:value-type="string">
            <text:p text:style-name="P14">W</text:p>
          </table:table-cell>
          <table:table-cell table:style-name="Tabelle6.A2" office:value-type="string">
            <text:p text:style-name="P15">· — —</text:p>
          </table:table-cell>
          <table:table-cell table:style-name="Tabelle6.F2" office:value-type="string">
            <text:p text:style-name="P15">Windrotor</text:p>
          </table:table-cell>
        </table:table-row>
        <table:table-row table:style-name="Tabelle6.2">
          <table:table-cell table:style-name="Tabelle6.A2" office:value-type="string">
            <text:p text:style-name="P14">K</text:p>
          </table:table-cell>
          <table:table-cell table:style-name="Tabelle6.A2" office:value-type="string">
            <text:p text:style-name="P15">— · —</text:p>
          </table:table-cell>
          <table:table-cell table:style-name="Tabelle6.A2" office:value-type="string">
            <text:p text:style-name="P15">Kohlendorf</text:p>
          </table:table-cell>
          <table:table-cell table:style-name="Tabelle6.A2" office:value-type="string">
            <text:p text:style-name="P14">X</text:p>
          </table:table-cell>
          <table:table-cell table:style-name="Tabelle6.A2" office:value-type="string">
            <text:p text:style-name="P15">— · · —</text:p>
          </table:table-cell>
          <table:table-cell table:style-name="Tabelle6.F2" office:value-type="string">
            <text:p text:style-name="P15">Xo ist kein Wort</text:p>
          </table:table-cell>
        </table:table-row>
        <table:table-row table:style-name="Tabelle6.2">
          <table:table-cell table:style-name="Tabelle6.A2" office:value-type="string">
            <text:p text:style-name="P14">L</text:p>
          </table:table-cell>
          <table:table-cell table:style-name="Tabelle6.A2" office:value-type="string">
            <text:p text:style-name="P15">· — · ·</text:p>
          </table:table-cell>
          <table:table-cell table:style-name="Tabelle6.A2" office:value-type="string">
            <text:p text:style-name="P15">Limonade</text:p>
          </table:table-cell>
          <table:table-cell table:style-name="Tabelle6.A2" office:value-type="string">
            <text:p text:style-name="P14">Y</text:p>
          </table:table-cell>
          <table:table-cell table:style-name="Tabelle6.A2" office:value-type="string">
            <text:p text:style-name="P15">— · — —</text:p>
          </table:table-cell>
          <table:table-cell table:style-name="Tabelle6.F2" office:value-type="string">
            <text:p text:style-name="P15">Yo und Yoyo</text:p>
          </table:table-cell>
        </table:table-row>
        <table:table-row table:style-name="Tabelle6.2">
          <table:table-cell table:style-name="Tabelle6.A2" office:value-type="string">
            <text:p text:style-name="P14">M</text:p>
          </table:table-cell>
          <table:table-cell table:style-name="Tabelle6.A2" office:value-type="string">
            <text:p text:style-name="P15">— —</text:p>
          </table:table-cell>
          <table:table-cell table:style-name="Tabelle6.A2" office:value-type="string">
            <text:p text:style-name="P15">Motor</text:p>
          </table:table-cell>
          <table:table-cell table:style-name="Tabelle6.A2" office:value-type="string">
            <text:p text:style-name="P14">Z</text:p>
          </table:table-cell>
          <table:table-cell table:style-name="Tabelle6.A2" office:value-type="string">
            <text:p text:style-name="P15">— — · ·</text:p>
          </table:table-cell>
          <table:table-cell table:style-name="Tabelle6.F2" office:value-type="string">
            <text:p text:style-name="P15">Zorromaske</text:p>
          </table:table-cell>
        </table:table-row>
      </table:table>
      <text:h text:style-name="Heading_20_2" text:outline-level="2"><text:bookmark-start text:name="__RefHeading___Toc3635_3924015"/>Handout <text:span text:style-name="T27">3</text:span>: Stabs-Besprechung – Klopfnachricht<text:bookmark-end text:name="__RefHeading___Toc3635_3924015"/></text:h>
      <text:p text:style-name="P9">· — — <text:s text:c="2"/>· · <text:s text:c="2"/>· — · / · · · · <text:s text:c="2"/>· — <text:s text:c="2"/>— · · · <text:s text:c="2"/>· <text:s text:c="2"/>— · / · <text:s text:c="2"/>· · <text:s text:c="2"/>— · <text:s text:c="2"/>· / </text:p>
      <text:p text:style-name="P9">· — · · <text:s text:c="2"/>— — — · <text:s text:c="2"/>· · · <text:s text:c="2"/>· · — <text:s text:c="2"/>— · <text:s text:c="2"/>— — · / </text:p>
      <text:p text:style-name="P9">— — · <text:s text:c="2"/>· <text:s text:c="2"/>· · — · <text:s text:c="2"/>· · — <text:s text:c="2"/>— · <text:s text:c="2"/>— · · <text:s text:c="2"/>· <text:s text:c="2"/>— · / </text:p>
      <text:p text:style-name="P9">· · <text:s text:c="2"/>— · — · <text:s text:c="2"/>· · · · / — · — <text:s text:c="2"/>— — — <text:s text:c="2"/>— — <text:s text:c="2"/>— — <text:s text:c="2"/>·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1" svg:font-family="Bahnschrift" style:font-adornments="Standard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Bahnschrift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Bahnschrift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ahnschrift" fo:font-family="Bahnschrift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Bahnschrift1" fo:font-family="Bahnschrift" style:font-style-name="Standard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ahnschrif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2:51:12.441000000</meta:creation-date>
    <dc:date>2025-11-21T14:45:16.364000000</dc:date>
    <meta:editing-duration>PT13H44M24S</meta:editing-duration>
    <meta:editing-cycles>85</meta:editing-cycles>
    <meta:generator>LibreOffice/7.5.5.2$Windows_X86_64 LibreOffice_project/ca8fe7424262805f223b9a2334bc7181abbcbf5e</meta:generator>
    <meta:print-date>2025-10-18T10:56:52.405000000</meta:print-date>
    <meta:document-statistic meta:table-count="7" meta:image-count="0" meta:object-count="0" meta:page-count="13" meta:paragraph-count="462" meta:word-count="2240" meta:character-count="14761" meta:non-whitespace-character-count="12838"/>
  </office:meta>
</office:document-meta>
</file>